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6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untry (or dependency)</text:p>
          </table:table-cell>
          <table:table-cell table:style-name="ce1" office:value-type="string" calcext:value-type="string">
            <text:p>Population</text:p>
            <text:p>(2020)</text:p>
          </table:table-cell>
          <table:table-cell table:style-name="ce1" office:value-type="string" calcext:value-type="string">
            <text:p>Yearly</text:p>
            <text:p>Change</text:p>
          </table:table-cell>
          <table:table-cell table:style-name="ce1" office:value-type="string" calcext:value-type="string">
            <text:p>Net</text:p>
            <text:p>Change</text:p>
          </table:table-cell>
          <table:table-cell table:style-name="ce1" office:value-type="string" calcext:value-type="string">
            <text:p>Density</text:p>
            <text:p>(P/Km²)</text:p>
          </table:table-cell>
          <table:table-cell table:style-name="ce1" office:value-type="string" calcext:value-type="string">
            <text:p>Land Area</text:p>
            <text:p>(Km²)</text:p>
          </table:table-cell>
          <table:table-cell table:style-name="ce1" office:value-type="string" calcext:value-type="string">
            <text:p>Migrants</text:p>
            <text:p>(net)</text:p>
          </table:table-cell>
          <table:table-cell table:style-name="ce1" office:value-type="string" calcext:value-type="string">
            <text:p>Fert.</text:p>
            <text:p>Rate</text:p>
          </table:table-cell>
          <table:table-cell table:style-name="ce1" office:value-type="string" calcext:value-type="string">
            <text:p>Med.</text:p>
            <text:p>Age</text:p>
          </table:table-cell>
          <table:table-cell table:style-name="ce1" office:value-type="string" calcext:value-type="string">
            <text:p>Urban</text:p>
            <text:p>Pop %</text:p>
          </table:table-cell>
          <table:table-cell table:style-name="ce1" office:value-type="string" calcext:value-type="string">
            <text:p>World</text:p>
            <text:p>Sha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worldometers.info/world-population/china-population/" xlink:type="simple">China</text:a></text:p>
          </table:table-cell>
          <table:table-cell office:value-type="float" office:value="1439323776" calcext:value-type="float">
            <text:p>1439323776</text:p>
          </table:table-cell>
          <table:table-cell office:value-type="string" calcext:value-type="string">
            <text:p>0.39 %</text:p>
          </table:table-cell>
          <table:table-cell office:value-type="float" office:value="5540090" calcext:value-type="float">
            <text:p>5540090</text:p>
          </table:table-cell>
          <table:table-cell office:value-type="float" office:value="153" calcext:value-type="float">
            <text:p>153</text:p>
          </table:table-cell>
          <table:table-cell office:value-type="float" office:value="9388211" calcext:value-type="float">
            <text:p>9388211</text:p>
          </table:table-cell>
          <table:table-cell office:value-type="float" office:value="-348399" calcext:value-type="float">
            <text:p>-348399</text:p>
          </table:table-cell>
          <table:table-cell office:value-type="float" office:value="1.7" calcext:value-type="float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worldometers.info/world-population/india-population/" xlink:type="simple">India</text:a></text:p>
          </table:table-cell>
          <table:table-cell office:value-type="float" office:value="1380004385" calcext:value-type="float">
            <text:p>1380004385</text:p>
          </table:table-cell>
          <table:table-cell office:value-type="string" calcext:value-type="string">
            <text:p>0.99 %</text:p>
          </table:table-cell>
          <table:table-cell office:value-type="float" office:value="13586631" calcext:value-type="float">
            <text:p>13586631</text:p>
          </table:table-cell>
          <table:table-cell office:value-type="float" office:value="464" calcext:value-type="float">
            <text:p>464</text:p>
          </table:table-cell>
          <table:table-cell office:value-type="float" office:value="2973190" calcext:value-type="float">
            <text:p>2973190</text:p>
          </table:table-cell>
          <table:table-cell office:value-type="float" office:value="-532687" calcext:value-type="float">
            <text:p>-532687</text:p>
          </table:table-cell>
          <table:table-cell office:value-type="float" office:value="2.2" calcext:value-type="float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worldometers.info/world-population/us-population/" xlink:type="simple">United States</text:a></text:p>
          </table:table-cell>
          <table:table-cell office:value-type="float" office:value="331002651" calcext:value-type="float">
            <text:p>331002651</text:p>
          </table:table-cell>
          <table:table-cell office:value-type="string" calcext:value-type="string">
            <text:p>0.59 %</text:p>
          </table:table-cell>
          <table:table-cell office:value-type="float" office:value="1937734" calcext:value-type="float">
            <text:p>1937734</text:p>
          </table:table-cell>
          <table:table-cell office:value-type="float" office:value="36" calcext:value-type="float">
            <text:p>36</text:p>
          </table:table-cell>
          <table:table-cell office:value-type="float" office:value="9147420" calcext:value-type="float">
            <text:p>9147420</text:p>
          </table:table-cell>
          <table:table-cell office:value-type="float" office:value="954806" calcext:value-type="float">
            <text:p>954806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worldometers.info/world-population/indonesia-population/" xlink:type="simple">Indonesia</text:a></text:p>
          </table:table-cell>
          <table:table-cell office:value-type="float" office:value="273523615" calcext:value-type="float">
            <text:p>273523615</text:p>
          </table:table-cell>
          <table:table-cell office:value-type="string" calcext:value-type="string">
            <text:p>1.07 %</text:p>
          </table:table-cell>
          <table:table-cell office:value-type="float" office:value="2898047" calcext:value-type="float">
            <text:p>2898047</text:p>
          </table:table-cell>
          <table:table-cell office:value-type="float" office:value="151" calcext:value-type="float">
            <text:p>151</text:p>
          </table:table-cell>
          <table:table-cell office:value-type="float" office:value="1811570" calcext:value-type="float">
            <text:p>1811570</text:p>
          </table:table-cell>
          <table:table-cell office:value-type="float" office:value="-98955" calcext:value-type="float">
            <text:p>-98955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worldometers.info/world-population/pakistan-population/" xlink:type="simple">Pakistan</text:a></text:p>
          </table:table-cell>
          <table:table-cell office:value-type="float" office:value="220892340" calcext:value-type="float">
            <text:p>220892340</text:p>
          </table:table-cell>
          <table:table-cell office:value-type="string" calcext:value-type="string">
            <text:p>2.00 %</text:p>
          </table:table-cell>
          <table:table-cell office:value-type="float" office:value="4327022" calcext:value-type="float">
            <text:p>4327022</text:p>
          </table:table-cell>
          <table:table-cell office:value-type="float" office:value="287" calcext:value-type="float">
            <text:p>287</text:p>
          </table:table-cell>
          <table:table-cell office:value-type="float" office:value="770880" calcext:value-type="float">
            <text:p>770880</text:p>
          </table:table-cell>
          <table:table-cell office:value-type="float" office:value="-233379" calcext:value-type="float">
            <text:p>-233379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worldometers.info/world-population/brazil-population/" xlink:type="simple">Brazil</text:a></text:p>
          </table:table-cell>
          <table:table-cell office:value-type="float" office:value="212559417" calcext:value-type="float">
            <text:p>212559417</text:p>
          </table:table-cell>
          <table:table-cell office:value-type="string" calcext:value-type="string">
            <text:p>0.72 %</text:p>
          </table:table-cell>
          <table:table-cell office:value-type="float" office:value="1509890" calcext:value-type="float">
            <text:p>1509890</text:p>
          </table:table-cell>
          <table:table-cell office:value-type="float" office:value="25" calcext:value-type="float">
            <text:p>25</text:p>
          </table:table-cell>
          <table:table-cell office:value-type="float" office:value="8358140" calcext:value-type="float">
            <text:p>8358140</text:p>
          </table:table-cell>
          <table:table-cell office:value-type="float" office:value="21200" calcext:value-type="float">
            <text:p>21200</text:p>
          </table:table-cell>
          <table:table-cell office:value-type="float" office:value="1.7" calcext:value-type="float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worldometers.info/world-population/nigeria-population/" xlink:type="simple">Nigeria</text:a></text:p>
          </table:table-cell>
          <table:table-cell office:value-type="float" office:value="206139589" calcext:value-type="float">
            <text:p>206139589</text:p>
          </table:table-cell>
          <table:table-cell office:value-type="string" calcext:value-type="string">
            <text:p>2.58 %</text:p>
          </table:table-cell>
          <table:table-cell office:value-type="float" office:value="5175990" calcext:value-type="float">
            <text:p>5175990</text:p>
          </table:table-cell>
          <table:table-cell office:value-type="float" office:value="226" calcext:value-type="float">
            <text:p>226</text:p>
          </table:table-cell>
          <table:table-cell office:value-type="float" office:value="910770" calcext:value-type="float">
            <text:p>910770</text:p>
          </table:table-cell>
          <table:table-cell office:value-type="float" office:value="-60000" calcext:value-type="float">
            <text:p>-60000</text:p>
          </table:table-cell>
          <table:table-cell office:value-type="float" office:value="5.4" calcext:value-type="float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worldometers.info/world-population/bangladesh-population/" xlink:type="simple">Bangladesh</text:a></text:p>
          </table:table-cell>
          <table:table-cell office:value-type="float" office:value="164689383" calcext:value-type="float">
            <text:p>164689383</text:p>
          </table:table-cell>
          <table:table-cell office:value-type="string" calcext:value-type="string">
            <text:p>1.01 %</text:p>
          </table:table-cell>
          <table:table-cell office:value-type="float" office:value="1643222" calcext:value-type="float">
            <text:p>1643222</text:p>
          </table:table-cell>
          <table:table-cell office:value-type="float" office:value="1265" calcext:value-type="float">
            <text:p>1265</text:p>
          </table:table-cell>
          <table:table-cell office:value-type="float" office:value="130170" calcext:value-type="float">
            <text:p>130170</text:p>
          </table:table-cell>
          <table:table-cell office:value-type="float" office:value="-369501" calcext:value-type="float">
            <text:p>-369501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worldometers.info/world-population/russia-population/" xlink:type="simple">Russia</text:a></text:p>
          </table:table-cell>
          <table:table-cell office:value-type="float" office:value="145934462" calcext:value-type="float">
            <text:p>145934462</text:p>
          </table:table-cell>
          <table:table-cell office:value-type="string" calcext:value-type="string">
            <text:p>0.04 %</text:p>
          </table:table-cell>
          <table:table-cell office:value-type="float" office:value="62206" calcext:value-type="float">
            <text:p>62206</text:p>
          </table:table-cell>
          <table:table-cell office:value-type="float" office:value="9" calcext:value-type="float">
            <text:p>9</text:p>
          </table:table-cell>
          <table:table-cell office:value-type="float" office:value="16376870" calcext:value-type="float">
            <text:p>16376870</text:p>
          </table:table-cell>
          <table:table-cell office:value-type="float" office:value="182456" calcext:value-type="float">
            <text:p>182456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worldometers.info/world-population/mexico-population/" xlink:type="simple">Mexico</text:a></text:p>
          </table:table-cell>
          <table:table-cell office:value-type="float" office:value="128932753" calcext:value-type="float">
            <text:p>128932753</text:p>
          </table:table-cell>
          <table:table-cell office:value-type="string" calcext:value-type="string">
            <text:p>1.06 %</text:p>
          </table:table-cell>
          <table:table-cell office:value-type="float" office:value="1357224" calcext:value-type="float">
            <text:p>1357224</text:p>
          </table:table-cell>
          <table:table-cell office:value-type="float" office:value="66" calcext:value-type="float">
            <text:p>66</text:p>
          </table:table-cell>
          <table:table-cell office:value-type="float" office:value="1943950" calcext:value-type="float">
            <text:p>1943950</text:p>
          </table:table-cell>
          <table:table-cell office:value-type="float" office:value="-60000" calcext:value-type="float">
            <text:p>-60000</text:p>
          </table:table-cell>
          <table:table-cell office:value-type="float" office:value="2.1" calcext:value-type="float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worldometers.info/world-population/japan-population/" xlink:type="simple">Japan</text:a></text:p>
          </table:table-cell>
          <table:table-cell office:value-type="float" office:value="126476461" calcext:value-type="float">
            <text:p>126476461</text:p>
          </table:table-cell>
          <table:table-cell office:value-type="string" calcext:value-type="string">
            <text:p>-0.30 %</text:p>
          </table:table-cell>
          <table:table-cell office:value-type="float" office:value="-383840" calcext:value-type="float">
            <text:p>-383840</text:p>
          </table:table-cell>
          <table:table-cell office:value-type="float" office:value="347" calcext:value-type="float">
            <text:p>347</text:p>
          </table:table-cell>
          <table:table-cell office:value-type="float" office:value="364555" calcext:value-type="float">
            <text:p>364555</text:p>
          </table:table-cell>
          <table:table-cell office:value-type="float" office:value="71560" calcext:value-type="float">
            <text:p>71560</text:p>
          </table:table-cell>
          <table:table-cell office:value-type="float" office:value="1.4" calcext:value-type="float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worldometers.info/world-population/ethiopia-population/" xlink:type="simple">Ethiopia</text:a></text:p>
          </table:table-cell>
          <table:table-cell office:value-type="float" office:value="114963588" calcext:value-type="float">
            <text:p>114963588</text:p>
          </table:table-cell>
          <table:table-cell office:value-type="string" calcext:value-type="string">
            <text:p>2.57 %</text:p>
          </table:table-cell>
          <table:table-cell office:value-type="float" office:value="2884858" calcext:value-type="float">
            <text:p>2884858</text:p>
          </table:table-cell>
          <table:table-cell office:value-type="float" office:value="115" calcext:value-type="float">
            <text:p>11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worldometers.info/world-population/philippines-population/" xlink:type="simple">Philippines</text:a></text:p>
          </table:table-cell>
          <table:table-cell office:value-type="float" office:value="109581078" calcext:value-type="float">
            <text:p>109581078</text:p>
          </table:table-cell>
          <table:table-cell office:value-type="string" calcext:value-type="string">
            <text:p>1.35 %</text:p>
          </table:table-cell>
          <table:table-cell office:value-type="float" office:value="1464463" calcext:value-type="float">
            <text:p>1464463</text:p>
          </table:table-cell>
          <table:table-cell office:value-type="float" office:value="368" calcext:value-type="float">
            <text:p>368</text:p>
          </table:table-cell>
          <table:table-cell office:value-type="float" office:value="298170" calcext:value-type="float">
            <text:p>298170</text:p>
          </table:table-cell>
          <table:table-cell office:value-type="float" office:value="-67152" calcext:value-type="float">
            <text:p>-67152</text:p>
          </table:table-cell>
          <table:table-cell office:value-type="float" office:value="2.6" calcext:value-type="float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worldometers.info/world-population/egypt-population/" xlink:type="simple">Egypt</text:a></text:p>
          </table:table-cell>
          <table:table-cell office:value-type="float" office:value="102334404" calcext:value-type="float">
            <text:p>102334404</text:p>
          </table:table-cell>
          <table:table-cell office:value-type="string" calcext:value-type="string">
            <text:p>1.94 %</text:p>
          </table:table-cell>
          <table:table-cell office:value-type="float" office:value="1946331" calcext:value-type="float">
            <text:p>1946331</text:p>
          </table:table-cell>
          <table:table-cell office:value-type="float" office:value="103" calcext:value-type="float">
            <text:p>103</text:p>
          </table:table-cell>
          <table:table-cell office:value-type="float" office:value="995450" calcext:value-type="float">
            <text:p>995450</text:p>
          </table:table-cell>
          <table:table-cell office:value-type="float" office:value="-38033" calcext:value-type="float">
            <text:p>-38033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worldometers.info/world-population/vietnam-population/" xlink:type="simple">Vietnam</text:a></text:p>
          </table:table-cell>
          <table:table-cell office:value-type="float" office:value="97338579" calcext:value-type="float">
            <text:p>97338579</text:p>
          </table:table-cell>
          <table:table-cell office:value-type="string" calcext:value-type="string">
            <text:p>0.91 %</text:p>
          </table:table-cell>
          <table:table-cell office:value-type="float" office:value="876473" calcext:value-type="float">
            <text:p>876473</text:p>
          </table:table-cell>
          <table:table-cell office:value-type="float" office:value="314" calcext:value-type="float">
            <text:p>314</text:p>
          </table:table-cell>
          <table:table-cell office:value-type="float" office:value="310070" calcext:value-type="float">
            <text:p>310070</text:p>
          </table:table-cell>
          <table:table-cell office:value-type="float" office:value="-80000" calcext:value-type="float">
            <text:p>-8000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worldometers.info/world-population/democratic-republic-of-the-congo-population/" xlink:type="simple">DR Congo</text:a></text:p>
          </table:table-cell>
          <table:table-cell office:value-type="float" office:value="89561403" calcext:value-type="float">
            <text:p>89561403</text:p>
          </table:table-cell>
          <table:table-cell office:value-type="string" calcext:value-type="string">
            <text:p>3.19 %</text:p>
          </table:table-cell>
          <table:table-cell office:value-type="float" office:value="2770836" calcext:value-type="float">
            <text:p>2770836</text:p>
          </table:table-cell>
          <table:table-cell office:value-type="float" office:value="40" calcext:value-type="float">
            <text:p>40</text:p>
          </table:table-cell>
          <table:table-cell office:value-type="float" office:value="2267050" calcext:value-type="float">
            <text:p>2267050</text:p>
          </table:table-cell>
          <table:table-cell office:value-type="float" office:value="23861" calcext:value-type="float">
            <text:p>2386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worldometers.info/world-population/turkey-population/" xlink:type="simple">Turkey</text:a></text:p>
          </table:table-cell>
          <table:table-cell office:value-type="float" office:value="84339067" calcext:value-type="float">
            <text:p>84339067</text:p>
          </table:table-cell>
          <table:table-cell office:value-type="string" calcext:value-type="string">
            <text:p>1.09 %</text:p>
          </table:table-cell>
          <table:table-cell office:value-type="float" office:value="909452" calcext:value-type="float">
            <text:p>909452</text:p>
          </table:table-cell>
          <table:table-cell office:value-type="float" office:value="110" calcext:value-type="float">
            <text:p>110</text:p>
          </table:table-cell>
          <table:table-cell office:value-type="float" office:value="769630" calcext:value-type="float">
            <text:p>769630</text:p>
          </table:table-cell>
          <table:table-cell office:value-type="float" office:value="283922" calcext:value-type="float">
            <text:p>283922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worldometers.info/world-population/iran-population/" xlink:type="simple">Iran</text:a></text:p>
          </table:table-cell>
          <table:table-cell office:value-type="float" office:value="83992949" calcext:value-type="float">
            <text:p>83992949</text:p>
          </table:table-cell>
          <table:table-cell office:value-type="string" calcext:value-type="string">
            <text:p>1.30 %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52" calcext:value-type="float">
            <text:p>52</text:p>
          </table:table-cell>
          <table:table-cell office:value-type="float" office:value="1628550" calcext:value-type="float">
            <text:p>1628550</text:p>
          </table:table-cell>
          <table:table-cell office:value-type="float" office:value="-55000" calcext:value-type="float">
            <text:p>-55000</text:p>
          </table:table-cell>
          <table:table-cell office:value-type="float" office:value="2.2" calcext:value-type="float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worldometers.info/world-population/germany-population/" xlink:type="simple">Germany</text:a></text:p>
          </table:table-cell>
          <table:table-cell office:value-type="float" office:value="83783942" calcext:value-type="float">
            <text:p>83783942</text:p>
          </table:table-cell>
          <table:table-cell office:value-type="string" calcext:value-type="string">
            <text:p>0.32 %</text:p>
          </table:table-cell>
          <table:table-cell office:value-type="float" office:value="266897" calcext:value-type="float">
            <text:p>266897</text:p>
          </table:table-cell>
          <table:table-cell office:value-type="float" office:value="240" calcext:value-type="float">
            <text:p>240</text:p>
          </table:table-cell>
          <table:table-cell office:value-type="float" office:value="348560" calcext:value-type="float">
            <text:p>348560</text:p>
          </table:table-cell>
          <table:table-cell office:value-type="float" office:value="543822" calcext:value-type="float">
            <text:p>543822</text:p>
          </table:table-cell>
          <table:table-cell office:value-type="float" office:value="1.6" calcext:value-type="float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worldometers.info/world-population/thailand-population/" xlink:type="simple">Thailand</text:a></text:p>
          </table:table-cell>
          <table:table-cell office:value-type="float" office:value="69799978" calcext:value-type="float">
            <text:p>69799978</text:p>
          </table:table-cell>
          <table:table-cell office:value-type="string" calcext:value-type="string">
            <text:p>0.25 %</text:p>
          </table:table-cell>
          <table:table-cell office:value-type="float" office:value="174396" calcext:value-type="float">
            <text:p>174396</text:p>
          </table:table-cell>
          <table:table-cell office:value-type="float" office:value="137" calcext:value-type="float">
            <text:p>137</text:p>
          </table:table-cell>
          <table:table-cell office:value-type="float" office:value="510890" calcext:value-type="float">
            <text:p>510890</text:p>
          </table:table-cell>
          <table:table-cell office:value-type="float" office:value="19444" calcext:value-type="float">
            <text:p>19444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worldometers.info/world-population/uk-population/" xlink:type="simple">United Kingdom</text:a></text:p>
          </table:table-cell>
          <table:table-cell office:value-type="float" office:value="67886011" calcext:value-type="float">
            <text:p>67886011</text:p>
          </table:table-cell>
          <table:table-cell office:value-type="string" calcext:value-type="string">
            <text:p>0.53 %</text:p>
          </table:table-cell>
          <table:table-cell office:value-type="float" office:value="355839" calcext:value-type="float">
            <text:p>355839</text:p>
          </table:table-cell>
          <table:table-cell office:value-type="float" office:value="281" calcext:value-type="float">
            <text:p>281</text:p>
          </table:table-cell>
          <table:table-cell office:value-type="float" office:value="241930" calcext:value-type="float">
            <text:p>241930</text:p>
          </table:table-cell>
          <table:table-cell office:value-type="float" office:value="260650" calcext:value-type="float">
            <text:p>260650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worldometers.info/world-population/france-population/" xlink:type="simple">France</text:a></text:p>
          </table:table-cell>
          <table:table-cell office:value-type="float" office:value="65273511" calcext:value-type="float">
            <text:p>65273511</text:p>
          </table:table-cell>
          <table:table-cell office:value-type="string" calcext:value-type="string">
            <text:p>0.22 %</text:p>
          </table:table-cell>
          <table:table-cell office:value-type="float" office:value="143783" calcext:value-type="float">
            <text:p>143783</text:p>
          </table:table-cell>
          <table:table-cell office:value-type="float" office:value="119" calcext:value-type="float">
            <text:p>119</text:p>
          </table:table-cell>
          <table:table-cell office:value-type="float" office:value="547557" calcext:value-type="float">
            <text:p>547557</text:p>
          </table:table-cell>
          <table:table-cell office:value-type="float" office:value="36527" calcext:value-type="float">
            <text:p>36527</text:p>
          </table:table-cell>
          <table:table-cell office:value-type="float" office:value="1.9" calcext:value-type="float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worldometers.info/world-population/italy-population/" xlink:type="simple">Italy</text:a></text:p>
          </table:table-cell>
          <table:table-cell office:value-type="float" office:value="60461826" calcext:value-type="float">
            <text:p>60461826</text:p>
          </table:table-cell>
          <table:table-cell office:value-type="string" calcext:value-type="string">
            <text:p>-0.15 %</text:p>
          </table:table-cell>
          <table:table-cell office:value-type="float" office:value="-88249" calcext:value-type="float">
            <text:p>-88249</text:p>
          </table:table-cell>
          <table:table-cell office:value-type="float" office:value="206" calcext:value-type="float">
            <text:p>206</text:p>
          </table:table-cell>
          <table:table-cell office:value-type="float" office:value="294140" calcext:value-type="float">
            <text:p>294140</text:p>
          </table:table-cell>
          <table:table-cell office:value-type="float" office:value="148943" calcext:value-type="float">
            <text:p>148943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worldometers.info/world-population/tanzania-population/" xlink:type="simple">Tanzania</text:a></text:p>
          </table:table-cell>
          <table:table-cell office:value-type="float" office:value="59734218" calcext:value-type="float">
            <text:p>59734218</text:p>
          </table:table-cell>
          <table:table-cell office:value-type="string" calcext:value-type="string">
            <text:p>2.98 %</text:p>
          </table:table-cell>
          <table:table-cell office:value-type="float" office:value="1728755" calcext:value-type="float">
            <text:p>1728755</text:p>
          </table:table-cell>
          <table:table-cell office:value-type="float" office:value="67" calcext:value-type="float">
            <text:p>67</text:p>
          </table:table-cell>
          <table:table-cell office:value-type="float" office:value="885800" calcext:value-type="float">
            <text:p>885800</text:p>
          </table:table-cell>
          <table:table-cell office:value-type="float" office:value="-40076" calcext:value-type="float">
            <text:p>-40076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worldometers.info/world-population/south-africa-population/" xlink:type="simple">South Africa</text:a></text:p>
          </table:table-cell>
          <table:table-cell office:value-type="float" office:value="59308690" calcext:value-type="float">
            <text:p>59308690</text:p>
          </table:table-cell>
          <table:table-cell office:value-type="string" calcext:value-type="string">
            <text:p>1.28 %</text:p>
          </table:table-cell>
          <table:table-cell office:value-type="float" office:value="750420" calcext:value-type="float">
            <text:p>750420</text:p>
          </table:table-cell>
          <table:table-cell office:value-type="float" office:value="49" calcext:value-type="float">
            <text:p>49</text:p>
          </table:table-cell>
          <table:table-cell office:value-type="float" office:value="1213090" calcext:value-type="float">
            <text:p>1213090</text:p>
          </table:table-cell>
          <table:table-cell office:value-type="float" office:value="145405" calcext:value-type="float">
            <text:p>145405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worldometers.info/world-population/myanmar-population/" xlink:type="simple">Myanmar</text:a></text:p>
          </table:table-cell>
          <table:table-cell office:value-type="float" office:value="54409800" calcext:value-type="float">
            <text:p>54409800</text:p>
          </table:table-cell>
          <table:table-cell office:value-type="string" calcext:value-type="string">
            <text:p>0.67 %</text:p>
          </table:table-cell>
          <table:table-cell office:value-type="float" office:value="364380" calcext:value-type="float">
            <text:p>364380</text:p>
          </table:table-cell>
          <table:table-cell office:value-type="float" office:value="83" calcext:value-type="float">
            <text:p>83</text:p>
          </table:table-cell>
          <table:table-cell office:value-type="float" office:value="653290" calcext:value-type="float">
            <text:p>653290</text:p>
          </table:table-cell>
          <table:table-cell office:value-type="float" office:value="-163313" calcext:value-type="float">
            <text:p>-163313</text:p>
          </table:table-cell>
          <table:table-cell office:value-type="float" office:value="2.2" calcext:value-type="float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worldometers.info/world-population/kenya-population/" xlink:type="simple">Kenya</text:a></text:p>
          </table:table-cell>
          <table:table-cell office:value-type="float" office:value="53771296" calcext:value-type="float">
            <text:p>53771296</text:p>
          </table:table-cell>
          <table:table-cell office:value-type="string" calcext:value-type="string">
            <text:p>2.28 %</text:p>
          </table:table-cell>
          <table:table-cell office:value-type="float" office:value="1197323" calcext:value-type="float">
            <text:p>1197323</text:p>
          </table:table-cell>
          <table:table-cell office:value-type="float" office:value="94" calcext:value-type="float">
            <text:p>94</text:p>
          </table:table-cell>
          <table:table-cell office:value-type="float" office:value="569140" calcext:value-type="float">
            <text:p>569140</text:p>
          </table:table-cell>
          <table:table-cell office:value-type="float" office:value="-10000" calcext:value-type="float">
            <text:p>-10000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worldometers.info/world-population/south-korea-population/" xlink:type="simple">South Korea</text:a></text:p>
          </table:table-cell>
          <table:table-cell office:value-type="float" office:value="51269185" calcext:value-type="float">
            <text:p>51269185</text:p>
          </table:table-cell>
          <table:table-cell office:value-type="string" calcext:value-type="string">
            <text:p>0.09 %</text:p>
          </table:table-cell>
          <table:table-cell office:value-type="float" office:value="43877" calcext:value-type="float">
            <text:p>43877</text:p>
          </table:table-cell>
          <table:table-cell office:value-type="float" office:value="527" calcext:value-type="float">
            <text:p>527</text:p>
          </table:table-cell>
          <table:table-cell office:value-type="float" office:value="97230" calcext:value-type="float">
            <text:p>97230</text:p>
          </table:table-cell>
          <table:table-cell office:value-type="float" office:value="11731" calcext:value-type="float">
            <text:p>11731</text:p>
          </table:table-cell>
          <table:table-cell office:value-type="float" office:value="1.1" calcext:value-type="float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worldometers.info/world-population/colombia-population/" xlink:type="simple">Colombia</text:a></text:p>
          </table:table-cell>
          <table:table-cell office:value-type="float" office:value="50882891" calcext:value-type="float">
            <text:p>50882891</text:p>
          </table:table-cell>
          <table:table-cell office:value-type="string" calcext:value-type="string">
            <text:p>1.08 %</text:p>
          </table:table-cell>
          <table:table-cell office:value-type="float" office:value="543448" calcext:value-type="float">
            <text:p>543448</text:p>
          </table:table-cell>
          <table:table-cell office:value-type="float" office:value="46" calcext:value-type="float">
            <text:p>46</text:p>
          </table:table-cell>
          <table:table-cell office:value-type="float" office:value="1109500" calcext:value-type="float">
            <text:p>1109500</text:p>
          </table:table-cell>
          <table:table-cell office:value-type="float" office:value="204796" calcext:value-type="float">
            <text:p>204796</text:p>
          </table:table-cell>
          <table:table-cell office:value-type="float" office:value="1.8" calcext:value-type="float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worldometers.info/world-population/spain-population/" xlink:type="simple">Spain</text:a></text:p>
          </table:table-cell>
          <table:table-cell office:value-type="float" office:value="46754778" calcext:value-type="float">
            <text:p>46754778</text:p>
          </table:table-cell>
          <table:table-cell office:value-type="string" calcext:value-type="string">
            <text:p>0.04 %</text:p>
          </table:table-cell>
          <table:table-cell office:value-type="float" office:value="18002" calcext:value-type="float">
            <text:p>18002</text:p>
          </table:table-cell>
          <table:table-cell office:value-type="float" office:value="94" calcext:value-type="float">
            <text:p>94</text:p>
          </table:table-cell>
          <table:table-cell office:value-type="float" office:value="498800" calcext:value-type="float">
            <text:p>498800</text:p>
          </table:table-cell>
          <table:table-cell office:value-type="float" office:value="40000" calcext:value-type="float">
            <text:p>40000</text:p>
          </table:table-cell>
          <table:table-cell office:value-type="float" office:value="1.3" calcext:value-type="float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www.worldometers.info/world-population/uganda-population/" xlink:type="simple">Uganda</text:a></text:p>
          </table:table-cell>
          <table:table-cell office:value-type="float" office:value="45741007" calcext:value-type="float">
            <text:p>45741007</text:p>
          </table:table-cell>
          <table:table-cell office:value-type="string" calcext:value-type="string">
            <text:p>3.32 %</text:p>
          </table:table-cell>
          <table:table-cell office:value-type="float" office:value="1471413" calcext:value-type="float">
            <text:p>1471413</text:p>
          </table:table-cell>
          <table:table-cell office:value-type="float" office:value="229" calcext:value-type="float">
            <text:p>229</text:p>
          </table:table-cell>
          <table:table-cell office:value-type="float" office:value="199810" calcext:value-type="float">
            <text:p>199810</text:p>
          </table:table-cell>
          <table:table-cell office:value-type="float" office:value="168694" calcext:value-type="float">
            <text:p>1686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worldometers.info/world-population/argentina-population/" xlink:type="simple">Argentina</text:a></text:p>
          </table:table-cell>
          <table:table-cell office:value-type="float" office:value="45195774" calcext:value-type="float">
            <text:p>45195774</text:p>
          </table:table-cell>
          <table:table-cell office:value-type="string" calcext:value-type="string">
            <text:p>0.93 %</text:p>
          </table:table-cell>
          <table:table-cell office:value-type="float" office:value="415097" calcext:value-type="float">
            <text:p>415097</text:p>
          </table:table-cell>
          <table:table-cell office:value-type="float" office:value="17" calcext:value-type="float">
            <text:p>17</text:p>
          </table:table-cell>
          <table:table-cell office:value-type="float" office:value="2736690" calcext:value-type="float">
            <text:p>2736690</text:p>
          </table:table-cell>
          <table:table-cell office:value-type="float" office:value="4800" calcext:value-type="float">
            <text:p>4800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worldometers.info/world-population/algeria-population/" xlink:type="simple">Algeria</text:a></text:p>
          </table:table-cell>
          <table:table-cell office:value-type="float" office:value="43851044" calcext:value-type="float">
            <text:p>43851044</text:p>
          </table:table-cell>
          <table:table-cell office:value-type="string" calcext:value-type="string">
            <text:p>1.85 %</text:p>
          </table:table-cell>
          <table:table-cell office:value-type="float" office:value="797990" calcext:value-type="float">
            <text:p>797990</text:p>
          </table:table-cell>
          <table:table-cell office:value-type="float" office:value="18" calcext:value-type="float">
            <text:p>18</text:p>
          </table:table-cell>
          <table:table-cell office:value-type="float" office:value="2381740" calcext:value-type="float">
            <text:p>2381740</text:p>
          </table:table-cell>
          <table:table-cell office:value-type="float" office:value="-10000" calcext:value-type="float">
            <text:p>-10000</text:p>
          </table:table-cell>
          <table:table-cell office:value-type="float" office:value="3.1" calcext:value-type="float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www.worldometers.info/world-population/sudan-population/" xlink:type="simple">Sudan</text:a></text:p>
          </table:table-cell>
          <table:table-cell office:value-type="float" office:value="43849260" calcext:value-type="float">
            <text:p>43849260</text:p>
          </table:table-cell>
          <table:table-cell office:value-type="string" calcext:value-type="string">
            <text:p>2.42 %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25" calcext:value-type="float">
            <text:p>25</text:p>
          </table:table-cell>
          <table:table-cell office:value-type="float" office:value="1765048" calcext:value-type="float">
            <text:p>1765048</text:p>
          </table:table-cell>
          <table:table-cell office:value-type="float" office:value="-50000" calcext:value-type="float">
            <text:p>-50000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worldometers.info/world-population/ukraine-population/" xlink:type="simple">Ukraine</text:a></text:p>
          </table:table-cell>
          <table:table-cell office:value-type="float" office:value="43733762" calcext:value-type="float">
            <text:p>43733762</text:p>
          </table:table-cell>
          <table:table-cell office:value-type="string" calcext:value-type="string">
            <text:p>-0.59 %</text:p>
          </table:table-cell>
          <table:table-cell office:value-type="float" office:value="-259876" calcext:value-type="float">
            <text:p>-259876</text:p>
          </table:table-cell>
          <table:table-cell office:value-type="float" office:value="75" calcext:value-type="float">
            <text:p>75</text:p>
          </table:table-cell>
          <table:table-cell office:value-type="float" office:value="579320" calcext:value-type="float">
            <text:p>579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.4" calcext:value-type="float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worldometers.info/world-population/iraq-population/" xlink:type="simple">Iraq</text:a></text:p>
          </table:table-cell>
          <table:table-cell office:value-type="float" office:value="40222493" calcext:value-type="float">
            <text:p>40222493</text:p>
          </table:table-cell>
          <table:table-cell office:value-type="string" calcext:value-type="string">
            <text:p>2.32 %</text:p>
          </table:table-cell>
          <table:table-cell office:value-type="float" office:value="912710" calcext:value-type="float">
            <text:p>912710</text:p>
          </table:table-cell>
          <table:table-cell office:value-type="float" office:value="93" calcext:value-type="float">
            <text:p>93</text:p>
          </table:table-cell>
          <table:table-cell office:value-type="float" office:value="434320" calcext:value-type="float">
            <text:p>434320</text:p>
          </table:table-cell>
          <table:table-cell office:value-type="float" office:value="7834" calcext:value-type="float">
            <text:p>7834</text:p>
          </table:table-cell>
          <table:table-cell office:value-type="float" office:value="3.7" calcext:value-type="float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www.worldometers.info/world-population/afghanistan-population/" xlink:type="simple">Afghanistan</text:a></text:p>
          </table:table-cell>
          <table:table-cell office:value-type="float" office:value="38928346" calcext:value-type="float">
            <text:p>38928346</text:p>
          </table:table-cell>
          <table:table-cell office:value-type="string" calcext:value-type="string">
            <text:p>2.33 %</text:p>
          </table:table-cell>
          <table:table-cell office:value-type="float" office:value="886592" calcext:value-type="float">
            <text:p>886592</text:p>
          </table:table-cell>
          <table:table-cell office:value-type="float" office:value="60" calcext:value-type="float">
            <text:p>60</text:p>
          </table:table-cell>
          <table:table-cell office:value-type="float" office:value="652860" calcext:value-type="float">
            <text:p>652860</text:p>
          </table:table-cell>
          <table:table-cell office:value-type="float" office:value="-62920" calcext:value-type="float">
            <text:p>-62920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worldometers.info/world-population/poland-population/" xlink:type="simple">Poland</text:a></text:p>
          </table:table-cell>
          <table:table-cell office:value-type="float" office:value="37846611" calcext:value-type="float">
            <text:p>37846611</text:p>
          </table:table-cell>
          <table:table-cell office:value-type="string" calcext:value-type="string">
            <text:p>-0.11 %</text:p>
          </table:table-cell>
          <table:table-cell office:value-type="float" office:value="-41157" calcext:value-type="float">
            <text:p>-41157</text:p>
          </table:table-cell>
          <table:table-cell office:value-type="float" office:value="124" calcext:value-type="float">
            <text:p>124</text:p>
          </table:table-cell>
          <table:table-cell office:value-type="float" office:value="306230" calcext:value-type="float">
            <text:p>306230</text:p>
          </table:table-cell>
          <table:table-cell office:value-type="float" office:value="-29395" calcext:value-type="float">
            <text:p>-29395</text:p>
          </table:table-cell>
          <table:table-cell office:value-type="float" office:value="1.4" calcext:value-type="float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worldometers.info/world-population/canada-population/" xlink:type="simple">Canada</text:a></text:p>
          </table:table-cell>
          <table:table-cell office:value-type="float" office:value="37742154" calcext:value-type="float">
            <text:p>37742154</text:p>
          </table:table-cell>
          <table:table-cell office:value-type="string" calcext:value-type="string">
            <text:p>0.89 %</text:p>
          </table:table-cell>
          <table:table-cell office:value-type="float" office:value="331107" calcext:value-type="float">
            <text:p>331107</text:p>
          </table:table-cell>
          <table:table-cell office:value-type="float" office:value="4" calcext:value-type="float">
            <text:p>4</text:p>
          </table:table-cell>
          <table:table-cell office:value-type="float" office:value="9093510" calcext:value-type="float">
            <text:p>9093510</text:p>
          </table:table-cell>
          <table:table-cell office:value-type="float" office:value="242032" calcext:value-type="float">
            <text:p>242032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worldometers.info/world-population/morocco-population/" xlink:type="simple">Morocco</text:a></text:p>
          </table:table-cell>
          <table:table-cell office:value-type="float" office:value="36910560" calcext:value-type="float">
            <text:p>36910560</text:p>
          </table:table-cell>
          <table:table-cell office:value-type="string" calcext:value-type="string">
            <text:p>1.20 %</text:p>
          </table:table-cell>
          <table:table-cell office:value-type="float" office:value="438791" calcext:value-type="float">
            <text:p>438791</text:p>
          </table:table-cell>
          <table:table-cell office:value-type="float" office:value="83" calcext:value-type="float">
            <text:p>83</text:p>
          </table:table-cell>
          <table:table-cell office:value-type="float" office:value="446300" calcext:value-type="float">
            <text:p>446300</text:p>
          </table:table-cell>
          <table:table-cell office:value-type="float" office:value="-51419" calcext:value-type="float">
            <text:p>-51419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worldometers.info/world-population/saudi-arabia-population/" xlink:type="simple">Saudi Arabia</text:a></text:p>
          </table:table-cell>
          <table:table-cell office:value-type="float" office:value="34813871" calcext:value-type="float">
            <text:p>34813871</text:p>
          </table:table-cell>
          <table:table-cell office:value-type="string" calcext:value-type="string">
            <text:p>1.59 %</text:p>
          </table:table-cell>
          <table:table-cell office:value-type="float" office:value="545343" calcext:value-type="float">
            <text:p>545343</text:p>
          </table:table-cell>
          <table:table-cell office:value-type="float" office:value="16" calcext:value-type="float">
            <text:p>16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134979" calcext:value-type="float">
            <text:p>134979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www.worldometers.info/world-population/uzbekistan-population/" xlink:type="simple">Uzbekistan</text:a></text:p>
          </table:table-cell>
          <table:table-cell office:value-type="float" office:value="33469203" calcext:value-type="float">
            <text:p>33469203</text:p>
          </table:table-cell>
          <table:table-cell office:value-type="string" calcext:value-type="string">
            <text:p>1.48 %</text:p>
          </table:table-cell>
          <table:table-cell office:value-type="float" office:value="487487" calcext:value-type="float">
            <text:p>487487</text:p>
          </table:table-cell>
          <table:table-cell office:value-type="float" office:value="79" calcext:value-type="float">
            <text:p>79</text:p>
          </table:table-cell>
          <table:table-cell office:value-type="float" office:value="425400" calcext:value-type="float">
            <text:p>425400</text:p>
          </table:table-cell>
          <table:table-cell office:value-type="float" office:value="-8863" calcext:value-type="float">
            <text:p>-8863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www.worldometers.info/world-population/peru-population/" xlink:type="simple">Peru</text:a></text:p>
          </table:table-cell>
          <table:table-cell office:value-type="float" office:value="32971854" calcext:value-type="float">
            <text:p>32971854</text:p>
          </table:table-cell>
          <table:table-cell office:value-type="string" calcext:value-type="string">
            <text:p>1.42 %</text:p>
          </table:table-cell>
          <table:table-cell office:value-type="float" office:value="461401" calcext:value-type="float">
            <text:p>461401</text:p>
          </table:table-cell>
          <table:table-cell office:value-type="float" office:value="26" calcext:value-type="float">
            <text:p>26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99069" calcext:value-type="float">
            <text:p>99069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www.worldometers.info/world-population/angola-population/" xlink:type="simple">Angola</text:a></text:p>
          </table:table-cell>
          <table:table-cell office:value-type="float" office:value="32866272" calcext:value-type="float">
            <text:p>32866272</text:p>
          </table:table-cell>
          <table:table-cell office:value-type="string" calcext:value-type="string">
            <text:p>3.27 %</text:p>
          </table:table-cell>
          <table:table-cell office:value-type="float" office:value="1040977" calcext:value-type="float">
            <text:p>1040977</text:p>
          </table:table-cell>
          <table:table-cell office:value-type="float" office:value="26" calcext:value-type="float">
            <text:p>26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6413" calcext:value-type="float">
            <text:p>6413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worldometers.info/world-population/malaysia-population/" xlink:type="simple">Malaysia</text:a></text:p>
          </table:table-cell>
          <table:table-cell office:value-type="float" office:value="32365999" calcext:value-type="float">
            <text:p>32365999</text:p>
          </table:table-cell>
          <table:table-cell office:value-type="string" calcext:value-type="string">
            <text:p>1.30 %</text:p>
          </table:table-cell>
          <table:table-cell office:value-type="float" office:value="416222" calcext:value-type="float">
            <text:p>416222</text:p>
          </table:table-cell>
          <table:table-cell office:value-type="float" office:value="99" calcext:value-type="float">
            <text:p>99</text:p>
          </table:table-cell>
          <table:table-cell office:value-type="float" office:value="328550" calcext:value-type="float">
            <text:p>328550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www.worldometers.info/world-population/mozambique-population/" xlink:type="simple">Mozambique</text:a></text:p>
          </table:table-cell>
          <table:table-cell office:value-type="float" office:value="31255435" calcext:value-type="float">
            <text:p>31255435</text:p>
          </table:table-cell>
          <table:table-cell office:value-type="string" calcext:value-type="string">
            <text:p>2.93 %</text:p>
          </table:table-cell>
          <table:table-cell office:value-type="float" office:value="889399" calcext:value-type="float">
            <text:p>889399</text:p>
          </table:table-cell>
          <table:table-cell office:value-type="float" office:value="40" calcext:value-type="float">
            <text:p>40</text:p>
          </table:table-cell>
          <table:table-cell office:value-type="float" office:value="786380" calcext:value-type="float">
            <text:p>786380</text:p>
          </table:table-cell>
          <table:table-cell office:value-type="float" office:value="-5000" calcext:value-type="float">
            <text:p>-5000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www.worldometers.info/world-population/ghana-population/" xlink:type="simple">Ghana</text:a></text:p>
          </table:table-cell>
          <table:table-cell office:value-type="float" office:value="31072940" calcext:value-type="float">
            <text:p>31072940</text:p>
          </table:table-cell>
          <table:table-cell office:value-type="string" calcext:value-type="string">
            <text:p>2.15 %</text:p>
          </table:table-cell>
          <table:table-cell office:value-type="float" office:value="655084" calcext:value-type="float">
            <text:p>655084</text:p>
          </table:table-cell>
          <table:table-cell office:value-type="float" office:value="137" calcext:value-type="float">
            <text:p>137</text:p>
          </table:table-cell>
          <table:table-cell office:value-type="float" office:value="227540" calcext:value-type="float">
            <text:p>227540</text:p>
          </table:table-cell>
          <table:table-cell office:value-type="float" office:value="-10000" calcext:value-type="float">
            <text:p>-10000</text:p>
          </table:table-cell>
          <table:table-cell office:value-type="float" office:value="3.9" calcext:value-type="float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worldometers.info/world-population/yemen-population/" xlink:type="simple">Yemen</text:a></text:p>
          </table:table-cell>
          <table:table-cell office:value-type="float" office:value="29825964" calcext:value-type="float">
            <text:p>29825964</text:p>
          </table:table-cell>
          <table:table-cell office:value-type="string" calcext:value-type="string">
            <text:p>2.28 %</text:p>
          </table:table-cell>
          <table:table-cell office:value-type="float" office:value="664042" calcext:value-type="float">
            <text:p>664042</text:p>
          </table:table-cell>
          <table:table-cell office:value-type="float" office:value="56" calcext:value-type="float">
            <text:p>56</text:p>
          </table:table-cell>
          <table:table-cell office:value-type="float" office:value="527970" calcext:value-type="float">
            <text:p>527970</text:p>
          </table:table-cell>
          <table:table-cell office:value-type="float" office:value="-30000" calcext:value-type="float">
            <text:p>-30000</text:p>
          </table:table-cell>
          <table:table-cell office:value-type="float" office:value="3.8" calcext:value-type="float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www.worldometers.info/world-population/nepal-population/" xlink:type="simple">Nepal</text:a></text:p>
          </table:table-cell>
          <table:table-cell office:value-type="float" office:value="29136808" calcext:value-type="float">
            <text:p>29136808</text:p>
          </table:table-cell>
          <table:table-cell office:value-type="string" calcext:value-type="string">
            <text:p>1.85 %</text:p>
          </table:table-cell>
          <table:table-cell office:value-type="float" office:value="528098" calcext:value-type="float">
            <text:p>528098</text:p>
          </table:table-cell>
          <table:table-cell office:value-type="float" office:value="203" calcext:value-type="float">
            <text:p>203</text:p>
          </table:table-cell>
          <table:table-cell office:value-type="float" office:value="143350" calcext:value-type="float">
            <text:p>143350</text:p>
          </table:table-cell>
          <table:table-cell office:value-type="float" office:value="41710" calcext:value-type="float">
            <text:p>41710</text:p>
          </table:table-cell>
          <table:table-cell office:value-type="float" office:value="1.9" calcext:value-type="float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worldometers.info/world-population/venezuela-population/" xlink:type="simple">Venezuela</text:a></text:p>
          </table:table-cell>
          <table:table-cell office:value-type="float" office:value="28435940" calcext:value-type="float">
            <text:p>28435940</text:p>
          </table:table-cell>
          <table:table-cell office:value-type="string" calcext:value-type="string">
            <text:p>-0.28 %</text:p>
          </table:table-cell>
          <table:table-cell office:value-type="float" office:value="-79889" calcext:value-type="float">
            <text:p>-79889</text:p>
          </table:table-cell>
          <table:table-cell office:value-type="float" office:value="32" calcext:value-type="float">
            <text:p>32</text:p>
          </table:table-cell>
          <table:table-cell office:value-type="float" office:value="882050" calcext:value-type="float">
            <text:p>882050</text:p>
          </table:table-cell>
          <table:table-cell office:value-type="float" office:value="-653249" calcext:value-type="float">
            <text:p>-653249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worldometers.info/world-population/madagascar-population/" xlink:type="simple">Madagascar</text:a></text:p>
          </table:table-cell>
          <table:table-cell office:value-type="float" office:value="27691018" calcext:value-type="float">
            <text:p>27691018</text:p>
          </table:table-cell>
          <table:table-cell office:value-type="string" calcext:value-type="string">
            <text:p>2.68 %</text:p>
          </table:table-cell>
          <table:table-cell office:value-type="float" office:value="721711" calcext:value-type="float">
            <text:p>721711</text:p>
          </table:table-cell>
          <table:table-cell office:value-type="float" office:value="48" calcext:value-type="float">
            <text:p>48</text:p>
          </table:table-cell>
          <table:table-cell office:value-type="float" office:value="581795" calcext:value-type="float">
            <text:p>581795</text:p>
          </table:table-cell>
          <table:table-cell office:value-type="float" office:value="-1500" calcext:value-type="float">
            <text:p>-1500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www.worldometers.info/world-population/cameroon-population/" xlink:type="simple">Cameroon</text:a></text:p>
          </table:table-cell>
          <table:table-cell office:value-type="float" office:value="26545863" calcext:value-type="float">
            <text:p>26545863</text:p>
          </table:table-cell>
          <table:table-cell office:value-type="string" calcext:value-type="string">
            <text:p>2.59 %</text:p>
          </table:table-cell>
          <table:table-cell office:value-type="float" office:value="669483" calcext:value-type="float">
            <text:p>669483</text:p>
          </table:table-cell>
          <table:table-cell office:value-type="float" office:value="56" calcext:value-type="float">
            <text:p>56</text:p>
          </table:table-cell>
          <table:table-cell office:value-type="float" office:value="472710" calcext:value-type="float">
            <text:p>472710</text:p>
          </table:table-cell>
          <table:table-cell office:value-type="float" office:value="-4800" calcext:value-type="float">
            <text:p>-4800</text:p>
          </table:table-cell>
          <table:table-cell office:value-type="float" office:value="4.6" calcext:value-type="float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www.worldometers.info/world-population/cote-d-ivoire-population/" xlink:type="simple">Côte d'Ivoire</text:a></text:p>
          </table:table-cell>
          <table:table-cell office:value-type="float" office:value="26378274" calcext:value-type="float">
            <text:p>26378274</text:p>
          </table:table-cell>
          <table:table-cell office:value-type="string" calcext:value-type="string">
            <text:p>2.57 %</text:p>
          </table:table-cell>
          <table:table-cell office:value-type="float" office:value="661730" calcext:value-type="float">
            <text:p>661730</text:p>
          </table:table-cell>
          <table:table-cell office:value-type="float" office:value="83" calcext:value-type="float">
            <text:p>83</text:p>
          </table:table-cell>
          <table:table-cell office:value-type="float" office:value="318000" calcext:value-type="float">
            <text:p>318000</text:p>
          </table:table-cell>
          <table:table-cell office:value-type="float" office:value="-8000" calcext:value-type="float">
            <text:p>-800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www.worldometers.info/world-population/north-korea-population/" xlink:type="simple">North Korea</text:a></text:p>
          </table:table-cell>
          <table:table-cell office:value-type="float" office:value="25778816" calcext:value-type="float">
            <text:p>25778816</text:p>
          </table:table-cell>
          <table:table-cell office:value-type="string" calcext:value-type="string">
            <text:p>0.44 %</text:p>
          </table:table-cell>
          <table:table-cell office:value-type="float" office:value="112655" calcext:value-type="float">
            <text:p>112655</text:p>
          </table:table-cell>
          <table:table-cell office:value-type="float" office:value="214" calcext:value-type="float">
            <text:p>214</text:p>
          </table:table-cell>
          <table:table-cell office:value-type="float" office:value="120410" calcext:value-type="float">
            <text:p>120410</text:p>
          </table:table-cell>
          <table:table-cell office:value-type="float" office:value="-5403" calcext:value-type="float">
            <text:p>-5403</text:p>
          </table:table-cell>
          <table:table-cell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ww.worldometers.info/world-population/australia-population/" xlink:type="simple">Australia</text:a></text:p>
          </table:table-cell>
          <table:table-cell office:value-type="float" office:value="25499884" calcext:value-type="float">
            <text:p>25499884</text:p>
          </table:table-cell>
          <table:table-cell office:value-type="string" calcext:value-type="string">
            <text:p>1.18 %</text:p>
          </table:table-cell>
          <table:table-cell office:value-type="float" office:value="296686" calcext:value-type="float">
            <text:p>296686</text:p>
          </table:table-cell>
          <table:table-cell office:value-type="float" office:value="3" calcext:value-type="float">
            <text:p>3</text:p>
          </table:table-cell>
          <table:table-cell office:value-type="float" office:value="7682300" calcext:value-type="float">
            <text:p>7682300</text:p>
          </table:table-cell>
          <table:table-cell office:value-type="float" office:value="158246" calcext:value-type="float">
            <text:p>158246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www.worldometers.info/world-population/niger-population/" xlink:type="simple">Niger</text:a></text:p>
          </table:table-cell>
          <table:table-cell office:value-type="float" office:value="24206644" calcext:value-type="float">
            <text:p>24206644</text:p>
          </table:table-cell>
          <table:table-cell office:value-type="string" calcext:value-type="string">
            <text:p>3.84 %</text:p>
          </table:table-cell>
          <table:table-cell office:value-type="float" office:value="895929" calcext:value-type="float">
            <text:p>895929</text:p>
          </table:table-cell>
          <table:table-cell office:value-type="float" office:value="19" calcext:value-type="float">
            <text:p>19</text:p>
          </table:table-cell>
          <table:table-cell office:value-type="float" office:value="1266700" calcext:value-type="float">
            <text:p>1266700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www.worldometers.info/world-population/taiwan-population/" xlink:type="simple">Taiwan</text:a></text:p>
          </table:table-cell>
          <table:table-cell office:value-type="float" office:value="23816775" calcext:value-type="float">
            <text:p>23816775</text:p>
          </table:table-cell>
          <table:table-cell office:value-type="string" calcext:value-type="string">
            <text:p>0.18 %</text:p>
          </table:table-cell>
          <table:table-cell office:value-type="float" office:value="42899" calcext:value-type="float">
            <text:p>42899</text:p>
          </table:table-cell>
          <table:table-cell office:value-type="float" office:value="673" calcext:value-type="float">
            <text:p>673</text:p>
          </table:table-cell>
          <table:table-cell office:value-type="float" office:value="35410" calcext:value-type="float">
            <text:p>35410</text:p>
          </table:table-cell>
          <table:table-cell office:value-type="float" office:value="30001" calcext:value-type="float">
            <text:p>30001</text:p>
          </table:table-cell>
          <table:table-cell office:value-type="float" office:value="1.2" calcext:value-type="float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www.worldometers.info/world-population/sri-lanka-population/" xlink:type="simple">Sri Lanka</text:a></text:p>
          </table:table-cell>
          <table:table-cell office:value-type="float" office:value="21413249" calcext:value-type="float">
            <text:p>21413249</text:p>
          </table:table-cell>
          <table:table-cell office:value-type="string" calcext:value-type="string">
            <text:p>0.42 %</text:p>
          </table:table-cell>
          <table:table-cell office:value-type="float" office:value="89516" calcext:value-type="float">
            <text:p>89516</text:p>
          </table:table-cell>
          <table:table-cell office:value-type="float" office:value="341" calcext:value-type="float">
            <text:p>341</text:p>
          </table:table-cell>
          <table:table-cell office:value-type="float" office:value="62710" calcext:value-type="float">
            <text:p>62710</text:p>
          </table:table-cell>
          <table:table-cell office:value-type="float" office:value="-97986" calcext:value-type="float">
            <text:p>-97986</text:p>
          </table:table-cell>
          <table:table-cell office:value-type="float" office:value="2.2" calcext:value-type="float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www.worldometers.info/world-population/burkina-faso-population/" xlink:type="simple">Burkina Faso</text:a></text:p>
          </table:table-cell>
          <table:table-cell office:value-type="float" office:value="20903273" calcext:value-type="float">
            <text:p>20903273</text:p>
          </table:table-cell>
          <table:table-cell office:value-type="string" calcext:value-type="string">
            <text:p>2.86 %</text:p>
          </table:table-cell>
          <table:table-cell office:value-type="float" office:value="581895" calcext:value-type="float">
            <text:p>581895</text:p>
          </table:table-cell>
          <table:table-cell office:value-type="float" office:value="76" calcext:value-type="float">
            <text:p>76</text:p>
          </table:table-cell>
          <table:table-cell office:value-type="float" office:value="273600" calcext:value-type="float">
            <text:p>273600</text:p>
          </table:table-cell>
          <table:table-cell office:value-type="float" office:value="-25000" calcext:value-type="float">
            <text:p>-25000</text:p>
          </table:table-cell>
          <table:table-cell office:value-type="float" office:value="5.2" calcext:value-type="float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worldometers.info/world-population/mali-population/" xlink:type="simple">Mali</text:a></text:p>
          </table:table-cell>
          <table:table-cell office:value-type="float" office:value="20250833" calcext:value-type="float">
            <text:p>20250833</text:p>
          </table:table-cell>
          <table:table-cell office:value-type="string" calcext:value-type="string">
            <text:p>3.02 %</text:p>
          </table:table-cell>
          <table:table-cell office:value-type="float" office:value="592802" calcext:value-type="float">
            <text:p>592802</text:p>
          </table:table-cell>
          <table:table-cell office:value-type="float" office:value="17" calcext:value-type="float">
            <text:p>17</text:p>
          </table:table-cell>
          <table:table-cell office:value-type="float" office:value="1220190" calcext:value-type="float">
            <text:p>1220190</text:p>
          </table:table-cell>
          <table:table-cell office:value-type="float" office:value="-40000" calcext:value-type="float">
            <text:p>-40000</text:p>
          </table:table-cell>
          <table:table-cell office:value-type="float" office:value="5.9" calcext:value-type="float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www.worldometers.info/world-population/romania-population/" xlink:type="simple">Romania</text:a></text:p>
          </table:table-cell>
          <table:table-cell office:value-type="float" office:value="19237691" calcext:value-type="float">
            <text:p>19237691</text:p>
          </table:table-cell>
          <table:table-cell office:value-type="string" calcext:value-type="string">
            <text:p>-0.66 %</text:p>
          </table:table-cell>
          <table:table-cell office:value-type="float" office:value="-126866" calcext:value-type="float">
            <text:p>-126866</text:p>
          </table:table-cell>
          <table:table-cell office:value-type="float" office:value="84" calcext:value-type="float">
            <text:p>84</text:p>
          </table:table-cell>
          <table:table-cell office:value-type="float" office:value="230170" calcext:value-type="float">
            <text:p>230170</text:p>
          </table:table-cell>
          <table:table-cell office:value-type="float" office:value="-73999" calcext:value-type="float">
            <text:p>-73999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www.worldometers.info/world-population/malawi-population/" xlink:type="simple">Malawi</text:a></text:p>
          </table:table-cell>
          <table:table-cell office:value-type="float" office:value="19129952" calcext:value-type="float">
            <text:p>19129952</text:p>
          </table:table-cell>
          <table:table-cell office:value-type="string" calcext:value-type="string">
            <text:p>2.69 %</text:p>
          </table:table-cell>
          <table:table-cell office:value-type="float" office:value="501205" calcext:value-type="float">
            <text:p>501205</text:p>
          </table:table-cell>
          <table:table-cell office:value-type="float" office:value="203" calcext:value-type="float">
            <text:p>203</text:p>
          </table:table-cell>
          <table:table-cell office:value-type="float" office:value="94280" calcext:value-type="float">
            <text:p>94280</text:p>
          </table:table-cell>
          <table:table-cell office:value-type="float" office:value="-16053" calcext:value-type="float">
            <text:p>-16053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www.worldometers.info/world-population/chile-population/" xlink:type="simple">Chile</text:a></text:p>
          </table:table-cell>
          <table:table-cell office:value-type="float" office:value="19116201" calcext:value-type="float">
            <text:p>19116201</text:p>
          </table:table-cell>
          <table:table-cell office:value-type="string" calcext:value-type="string">
            <text:p>0.87 %</text:p>
          </table:table-cell>
          <table:table-cell office:value-type="float" office:value="164163" calcext:value-type="float">
            <text:p>164163</text:p>
          </table:table-cell>
          <table:table-cell office:value-type="float" office:value="26" calcext:value-type="float">
            <text:p>26</text:p>
          </table:table-cell>
          <table:table-cell office:value-type="float" office:value="743532" calcext:value-type="float">
            <text:p>743532</text:p>
          </table:table-cell>
          <table:table-cell office:value-type="float" office:value="111708" calcext:value-type="float">
            <text:p>111708</text:p>
          </table:table-cell>
          <table:table-cell office:value-type="float" office:value="1.7" calcext:value-type="float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www.worldometers.info/world-population/kazakhstan-population/" xlink:type="simple">Kazakhstan</text:a></text:p>
          </table:table-cell>
          <table:table-cell office:value-type="float" office:value="18776707" calcext:value-type="float">
            <text:p>18776707</text:p>
          </table:table-cell>
          <table:table-cell office:value-type="string" calcext:value-type="string">
            <text:p>1.21 %</text:p>
          </table:table-cell>
          <table:table-cell office:value-type="float" office:value="225280" calcext:value-type="float">
            <text:p>225280</text:p>
          </table:table-cell>
          <table:table-cell office:value-type="float" office:value="7" calcext:value-type="float">
            <text:p>7</text:p>
          </table:table-cell>
          <table:table-cell office:value-type="float" office:value="2699700" calcext:value-type="float">
            <text:p>2699700</text:p>
          </table:table-cell>
          <table:table-cell office:value-type="float" office:value="-18000" calcext:value-type="float">
            <text:p>-18000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ww.worldometers.info/world-population/zambia-population/" xlink:type="simple">Zambia</text:a></text:p>
          </table:table-cell>
          <table:table-cell office:value-type="float" office:value="18383955" calcext:value-type="float">
            <text:p>18383955</text:p>
          </table:table-cell>
          <table:table-cell office:value-type="string" calcext:value-type="string">
            <text:p>2.93 %</text:p>
          </table:table-cell>
          <table:table-cell office:value-type="float" office:value="522925" calcext:value-type="float">
            <text:p>522925</text:p>
          </table:table-cell>
          <table:table-cell office:value-type="float" office:value="25" calcext:value-type="float">
            <text:p>25</text:p>
          </table:table-cell>
          <table:table-cell office:value-type="float" office:value="743390" calcext:value-type="float">
            <text:p>743390</text:p>
          </table:table-cell>
          <table:table-cell office:value-type="float" office:value="-8000" calcext:value-type="float">
            <text:p>-8000</text:p>
          </table:table-cell>
          <table:table-cell office:value-type="float" office:value="4.7" calcext:value-type="float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www.worldometers.info/world-population/guatemala-population/" xlink:type="simple">Guatemala</text:a></text:p>
          </table:table-cell>
          <table:table-cell office:value-type="float" office:value="17915568" calcext:value-type="float">
            <text:p>17915568</text:p>
          </table:table-cell>
          <table:table-cell office:value-type="string" calcext:value-type="string">
            <text:p>1.90 %</text:p>
          </table:table-cell>
          <table:table-cell office:value-type="float" office:value="334096" calcext:value-type="float">
            <text:p>334096</text:p>
          </table:table-cell>
          <table:table-cell office:value-type="float" office:value="167" calcext:value-type="float">
            <text:p>167</text:p>
          </table:table-cell>
          <table:table-cell office:value-type="float" office:value="107160" calcext:value-type="float">
            <text:p>107160</text:p>
          </table:table-cell>
          <table:table-cell office:value-type="float" office:value="-9215" calcext:value-type="float">
            <text:p>-9215</text:p>
          </table:table-cell>
          <table:table-cell office:value-type="float" office:value="2.9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www.worldometers.info/world-population/ecuador-population/" xlink:type="simple">Ecuador</text:a></text:p>
          </table:table-cell>
          <table:table-cell office:value-type="float" office:value="17643054" calcext:value-type="float">
            <text:p>17643054</text:p>
          </table:table-cell>
          <table:table-cell office:value-type="string" calcext:value-type="string">
            <text:p>1.55 %</text:p>
          </table:table-cell>
          <table:table-cell office:value-type="float" office:value="269392" calcext:value-type="float">
            <text:p>269392</text:p>
          </table:table-cell>
          <table:table-cell office:value-type="float" office:value="71" calcext:value-type="float">
            <text:p>71</text:p>
          </table:table-cell>
          <table:table-cell office:value-type="float" office:value="248360" calcext:value-type="float">
            <text:p>248360</text:p>
          </table:table-cell>
          <table:table-cell office:value-type="float" office:value="36400" calcext:value-type="float">
            <text:p>36400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www.worldometers.info/world-population/syria-population/" xlink:type="simple">Syria</text:a></text:p>
          </table:table-cell>
          <table:table-cell office:value-type="float" office:value="17500658" calcext:value-type="float">
            <text:p>17500658</text:p>
          </table:table-cell>
          <table:table-cell office:value-type="string" calcext:value-type="string">
            <text:p>2.52 %</text:p>
          </table:table-cell>
          <table:table-cell office:value-type="float" office:value="430523" calcext:value-type="float">
            <text:p>430523</text:p>
          </table:table-cell>
          <table:table-cell office:value-type="float" office:value="95" calcext:value-type="float">
            <text:p>95</text:p>
          </table:table-cell>
          <table:table-cell office:value-type="float" office:value="183630" calcext:value-type="float">
            <text:p>183630</text:p>
          </table:table-cell>
          <table:table-cell office:value-type="float" office:value="-427391" calcext:value-type="float">
            <text:p>-427391</text:p>
          </table:table-cell>
          <table:table-cell office:value-type="float" office:value="2.8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www.worldometers.info/world-population/netherlands-population/" xlink:type="simple">Netherlands</text:a></text:p>
          </table:table-cell>
          <table:table-cell office:value-type="float" office:value="17134872" calcext:value-type="float">
            <text:p>17134872</text:p>
          </table:table-cell>
          <table:table-cell office:value-type="string" calcext:value-type="string">
            <text:p>0.22 %</text:p>
          </table:table-cell>
          <table:table-cell office:value-type="float" office:value="37742" calcext:value-type="float">
            <text:p>37742</text:p>
          </table:table-cell>
          <table:table-cell office:value-type="float" office:value="508" calcext:value-type="float">
            <text:p>508</text:p>
          </table:table-cell>
          <table:table-cell office:value-type="float" office:value="33720" calcext:value-type="float">
            <text:p>33720</text:p>
          </table:table-cell>
          <table:table-cell office:value-type="float" office:value="16000" calcext:value-type="float">
            <text:p>16000</text:p>
          </table:table-cell>
          <table:table-cell office:value-type="float" office:value="1.7" calcext:value-type="float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ww.worldometers.info/world-population/senegal-population/" xlink:type="simple">Senegal</text:a></text:p>
          </table:table-cell>
          <table:table-cell office:value-type="float" office:value="16743927" calcext:value-type="float">
            <text:p>16743927</text:p>
          </table:table-cell>
          <table:table-cell office:value-type="string" calcext:value-type="string">
            <text:p>2.75 %</text:p>
          </table:table-cell>
          <table:table-cell office:value-type="float" office:value="447563" calcext:value-type="float">
            <text:p>447563</text:p>
          </table:table-cell>
          <table:table-cell office:value-type="float" office:value="87" calcext:value-type="float">
            <text:p>87</text:p>
          </table:table-cell>
          <table:table-cell office:value-type="float" office:value="192530" calcext:value-type="float">
            <text:p>192530</text:p>
          </table:table-cell>
          <table:table-cell office:value-type="float" office:value="-20000" calcext:value-type="float">
            <text:p>-2000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www.worldometers.info/world-population/cambodia-population/" xlink:type="simple">Cambodia</text:a></text:p>
          </table:table-cell>
          <table:table-cell office:value-type="float" office:value="16718965" calcext:value-type="float">
            <text:p>16718965</text:p>
          </table:table-cell>
          <table:table-cell office:value-type="string" calcext:value-type="string">
            <text:p>1.41 %</text:p>
          </table:table-cell>
          <table:table-cell office:value-type="float" office:value="232423" calcext:value-type="float">
            <text:p>232423</text:p>
          </table:table-cell>
          <table:table-cell office:value-type="float" office:value="95" calcext:value-type="float">
            <text:p>95</text:p>
          </table:table-cell>
          <table:table-cell office:value-type="float" office:value="176520" calcext:value-type="float">
            <text:p>176520</text:p>
          </table:table-cell>
          <table:table-cell office:value-type="float" office:value="-30000" calcext:value-type="float">
            <text:p>-30000</text:p>
          </table:table-cell>
          <table:table-cell office:value-type="float" office:value="2.5" calcext:value-type="float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www.worldometers.info/world-population/chad-population/" xlink:type="simple">Chad</text:a></text:p>
          </table:table-cell>
          <table:table-cell office:value-type="float" office:value="16425864" calcext:value-type="float">
            <text:p>16425864</text:p>
          </table:table-cell>
          <table:table-cell office:value-type="string" calcext:value-type="string">
            <text:p>3.00 %</text:p>
          </table:table-cell>
          <table:table-cell office:value-type="float" office:value="478988" calcext:value-type="float">
            <text:p>478988</text:p>
          </table:table-cell>
          <table:table-cell office:value-type="float" office:value="13" calcext:value-type="float">
            <text:p>13</text:p>
          </table:table-cell>
          <table:table-cell office:value-type="float" office:value="1259200" calcext:value-type="float">
            <text:p>1259200</text:p>
          </table:table-cell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www.worldometers.info/world-population/somalia-population/" xlink:type="simple">Somalia</text:a></text:p>
          </table:table-cell>
          <table:table-cell office:value-type="float" office:value="15893222" calcext:value-type="float">
            <text:p>15893222</text:p>
          </table:table-cell>
          <table:table-cell office:value-type="string" calcext:value-type="string">
            <text:p>2.92 %</text:p>
          </table:table-cell>
          <table:table-cell office:value-type="float" office:value="450317" calcext:value-type="float">
            <text:p>450317</text:p>
          </table:table-cell>
          <table:table-cell office:value-type="float" office:value="25" calcext:value-type="float">
            <text:p>25</text:p>
          </table:table-cell>
          <table:table-cell office:value-type="float" office:value="627340" calcext:value-type="float">
            <text:p>627340</text:p>
          </table:table-cell>
          <table:table-cell office:value-type="float" office:value="-40000" calcext:value-type="float">
            <text:p>-40000</text:p>
          </table:table-cell>
          <table:table-cell office:value-type="float" office:value="6.1" calcext:value-type="float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www.worldometers.info/world-population/zimbabwe-population/" xlink:type="simple">Zimbabwe</text:a></text:p>
          </table:table-cell>
          <table:table-cell office:value-type="float" office:value="14862924" calcext:value-type="float">
            <text:p>14862924</text:p>
          </table:table-cell>
          <table:table-cell office:value-type="string" calcext:value-type="string">
            <text:p>1.48 %</text:p>
          </table:table-cell>
          <table:table-cell office:value-type="float" office:value="217456" calcext:value-type="float">
            <text:p>217456</text:p>
          </table:table-cell>
          <table:table-cell office:value-type="float" office:value="38" calcext:value-type="float">
            <text:p>38</text:p>
          </table:table-cell>
          <table:table-cell office:value-type="float" office:value="386850" calcext:value-type="float">
            <text:p>386850</text:p>
          </table:table-cell>
          <table:table-cell office:value-type="float" office:value="-116858" calcext:value-type="float">
            <text:p>-116858</text:p>
          </table:table-cell>
          <table:table-cell office:value-type="float" office:value="3.6" calcext:value-type="float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ww.worldometers.info/world-population/guinea-population/" xlink:type="simple">Guinea</text:a></text:p>
          </table:table-cell>
          <table:table-cell office:value-type="float" office:value="13132795" calcext:value-type="float">
            <text:p>13132795</text:p>
          </table:table-cell>
          <table:table-cell office:value-type="string" calcext:value-type="string">
            <text:p>2.83 %</text:p>
          </table:table-cell>
          <table:table-cell office:value-type="float" office:value="361549" calcext:value-type="float">
            <text:p>361549</text:p>
          </table:table-cell>
          <table:table-cell office:value-type="float" office:value="53" calcext:value-type="float">
            <text:p>53</text:p>
          </table:table-cell>
          <table:table-cell office:value-type="float" office:value="245720" calcext:value-type="float">
            <text:p>245720</text:p>
          </table:table-cell>
          <table:table-cell office:value-type="float" office:value="-4000" calcext:value-type="float">
            <text:p>-4000</text:p>
          </table:table-cell>
          <table:table-cell office:value-type="float" office:value="4.7" calcext:value-type="float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www.worldometers.info/world-population/rwanda-population/" xlink:type="simple">Rwanda</text:a></text:p>
          </table:table-cell>
          <table:table-cell office:value-type="float" office:value="12952218" calcext:value-type="float">
            <text:p>12952218</text:p>
          </table:table-cell>
          <table:table-cell office:value-type="string" calcext:value-type="string">
            <text:p>2.58 %</text:p>
          </table:table-cell>
          <table:table-cell office:value-type="float" office:value="325268" calcext:value-type="float">
            <text:p>325268</text:p>
          </table:table-cell>
          <table:table-cell office:value-type="float" office:value="525" calcext:value-type="float">
            <text:p>525</text:p>
          </table:table-cell>
          <table:table-cell office:value-type="float" office:value="24670" calcext:value-type="float">
            <text:p>24670</text:p>
          </table:table-cell>
          <table:table-cell office:value-type="float" office:value="-9000" calcext:value-type="float">
            <text:p>-9000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www.worldometers.info/world-population/benin-population/" xlink:type="simple">Benin</text:a></text:p>
          </table:table-cell>
          <table:table-cell office:value-type="float" office:value="12123200" calcext:value-type="float">
            <text:p>12123200</text:p>
          </table:table-cell>
          <table:table-cell office:value-type="string" calcext:value-type="string">
            <text:p>2.73 %</text:p>
          </table:table-cell>
          <table:table-cell office:value-type="float" office:value="322049" calcext:value-type="float">
            <text:p>322049</text:p>
          </table:table-cell>
          <table:table-cell office:value-type="float" office:value="108" calcext:value-type="float">
            <text:p>108</text:p>
          </table:table-cell>
          <table:table-cell office:value-type="float" office:value="112760" calcext:value-type="float">
            <text:p>112760</text:p>
          </table:table-cell>
          <table:table-cell office:value-type="float" office:value="-2000" calcext:value-type="float">
            <text:p>-2000</text:p>
          </table:table-cell>
          <table:table-cell office:value-type="float" office:value="4.9" calcext:value-type="float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www.worldometers.info/world-population/burundi-population/" xlink:type="simple">Burundi</text:a></text:p>
          </table:table-cell>
          <table:table-cell office:value-type="float" office:value="11890784" calcext:value-type="float">
            <text:p>11890784</text:p>
          </table:table-cell>
          <table:table-cell office:value-type="string" calcext:value-type="string">
            <text:p>3.12 %</text:p>
          </table:table-cell>
          <table:table-cell office:value-type="float" office:value="360204" calcext:value-type="float">
            <text:p>360204</text:p>
          </table:table-cell>
          <table:table-cell office:value-type="float" office:value="463" calcext:value-type="float">
            <text:p>463</text:p>
          </table:table-cell>
          <table:table-cell office:value-type="float" office:value="25680" calcext:value-type="float">
            <text:p>25680</text:p>
          </table:table-cell>
          <table:table-cell office:value-type="float" office:value="2001" calcext:value-type="float">
            <text:p>2001</text:p>
          </table:table-cell>
          <table:table-cell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www.worldometers.info/world-population/tunisia-population/" xlink:type="simple">Tunisia</text:a></text:p>
          </table:table-cell>
          <table:table-cell office:value-type="float" office:value="11818619" calcext:value-type="float">
            <text:p>11818619</text:p>
          </table:table-cell>
          <table:table-cell office:value-type="string" calcext:value-type="string">
            <text:p>1.06 %</text:p>
          </table:table-cell>
          <table:table-cell office:value-type="float" office:value="123900" calcext:value-type="float">
            <text:p>123900</text:p>
          </table:table-cell>
          <table:table-cell office:value-type="float" office:value="76" calcext:value-type="float">
            <text:p>76</text:p>
          </table:table-cell>
          <table:table-cell office:value-type="float" office:value="155360" calcext:value-type="float">
            <text:p>155360</text:p>
          </table:table-cell>
          <table:table-cell office:value-type="float" office:value="-4000" calcext:value-type="float">
            <text:p>-4000</text:p>
          </table:table-cell>
          <table:table-cell office:value-type="float" office:value="2.2" calcext:value-type="float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ww.worldometers.info/world-population/bolivia-population/" xlink:type="simple">Bolivia</text:a></text:p>
          </table:table-cell>
          <table:table-cell office:value-type="float" office:value="11673021" calcext:value-type="float">
            <text:p>11673021</text:p>
          </table:table-cell>
          <table:table-cell office:value-type="string" calcext:value-type="string">
            <text:p>1.39 %</text:p>
          </table:table-cell>
          <table:table-cell office:value-type="float" office:value="159921" calcext:value-type="float">
            <text:p>159921</text:p>
          </table:table-cell>
          <table:table-cell office:value-type="float" office:value="11" calcext:value-type="float">
            <text:p>11</text:p>
          </table:table-cell>
          <table:table-cell office:value-type="float" office:value="1083300" calcext:value-type="float">
            <text:p>1083300</text:p>
          </table:table-cell>
          <table:table-cell office:value-type="float" office:value="-9504" calcext:value-type="float">
            <text:p>-9504</text:p>
          </table:table-cell>
          <table:table-cell office:value-type="float" office:value="2.8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www.worldometers.info/world-population/belgium-population/" xlink:type="simple">Belgium</text:a></text:p>
          </table:table-cell>
          <table:table-cell office:value-type="float" office:value="11589623" calcext:value-type="float">
            <text:p>11589623</text:p>
          </table:table-cell>
          <table:table-cell office:value-type="string" calcext:value-type="string">
            <text:p>0.44 %</text:p>
          </table:table-cell>
          <table:table-cell office:value-type="float" office:value="50295" calcext:value-type="float">
            <text:p>50295</text:p>
          </table:table-cell>
          <table:table-cell office:value-type="float" office:value="383" calcext:value-type="float">
            <text:p>383</text:p>
          </table:table-cell>
          <table:table-cell office:value-type="float" office:value="30280" calcext:value-type="float">
            <text:p>30280</text:p>
          </table:table-cell>
          <table:table-cell office:value-type="float" office:value="48000" calcext:value-type="float">
            <text:p>48000</text:p>
          </table:table-cell>
          <table:table-cell office:value-type="float" office:value="1.7" calcext:value-type="float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www.worldometers.info/world-population/haiti-population/" xlink:type="simple">Haiti</text:a></text:p>
          </table:table-cell>
          <table:table-cell office:value-type="float" office:value="11402528" calcext:value-type="float">
            <text:p>11402528</text:p>
          </table:table-cell>
          <table:table-cell office:value-type="string" calcext:value-type="string">
            <text:p>1.24 %</text:p>
          </table:table-cell>
          <table:table-cell office:value-type="float" office:value="139451" calcext:value-type="float">
            <text:p>139451</text:p>
          </table:table-cell>
          <table:table-cell office:value-type="float" office:value="414" calcext:value-type="float">
            <text:p>414</text:p>
          </table:table-cell>
          <table:table-cell office:value-type="float" office:value="27560" calcext:value-type="float">
            <text:p>27560</text:p>
          </table:table-cell>
          <table:table-cell office:value-type="float" office:value="-35000" calcext:value-type="float">
            <text:p>-350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www.worldometers.info/world-population/cuba-population/" xlink:type="simple">Cuba</text:a></text:p>
          </table:table-cell>
          <table:table-cell office:value-type="float" office:value="11326616" calcext:value-type="float">
            <text:p>11326616</text:p>
          </table:table-cell>
          <table:table-cell office:value-type="string" calcext:value-type="string">
            <text:p>-0.06 %</text:p>
          </table:table-cell>
          <table:table-cell office:value-type="float" office:value="-6867" calcext:value-type="float">
            <text:p>-6867</text:p>
          </table:table-cell>
          <table:table-cell office:value-type="float" office:value="106" calcext:value-type="float">
            <text:p>106</text:p>
          </table:table-cell>
          <table:table-cell office:value-type="float" office:value="106440" calcext:value-type="float">
            <text:p>106440</text:p>
          </table:table-cell>
          <table:table-cell office:value-type="float" office:value="-14400" calcext:value-type="float">
            <text:p>-14400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www.worldometers.info/world-population/south-sudan-population/" xlink:type="simple">South Sudan</text:a></text:p>
          </table:table-cell>
          <table:table-cell office:value-type="float" office:value="11193725" calcext:value-type="float">
            <text:p>11193725</text:p>
          </table:table-cell>
          <table:table-cell office:value-type="string" calcext:value-type="string">
            <text:p>1.19 %</text:p>
          </table:table-cell>
          <table:table-cell office:value-type="float" office:value="131612" calcext:value-type="float">
            <text:p>131612</text:p>
          </table:table-cell>
          <table:table-cell office:value-type="float" office:value="18" calcext:value-type="float">
            <text:p>18</text:p>
          </table:table-cell>
          <table:table-cell office:value-type="float" office:value="610952" calcext:value-type="float">
            <text:p>610952</text:p>
          </table:table-cell>
          <table:table-cell office:value-type="float" office:value="-174200" calcext:value-type="float">
            <text:p>-17420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www.worldometers.info/world-population/dominican-republic-population/" xlink:type="simple">Dominican Republic</text:a></text:p>
          </table:table-cell>
          <table:table-cell office:value-type="float" office:value="10847910" calcext:value-type="float">
            <text:p>10847910</text:p>
          </table:table-cell>
          <table:table-cell office:value-type="string" calcext:value-type="string">
            <text:p>1.01 %</text:p>
          </table:table-cell>
          <table:table-cell office:value-type="float" office:value="108952" calcext:value-type="float">
            <text:p>108952</text:p>
          </table:table-cell>
          <table:table-cell office:value-type="float" office:value="225" calcext:value-type="float">
            <text:p>225</text:p>
          </table:table-cell>
          <table:table-cell office:value-type="float" office:value="48320" calcext:value-type="float">
            <text:p>48320</text:p>
          </table:table-cell>
          <table:table-cell office:value-type="float" office:value="-30000" calcext:value-type="float">
            <text:p>-30000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www.worldometers.info/world-population/czech-republic-population/" xlink:type="simple">Czech Republic (Czechia)</text:a></text:p>
          </table:table-cell>
          <table:table-cell office:value-type="float" office:value="10708981" calcext:value-type="float">
            <text:p>10708981</text:p>
          </table:table-cell>
          <table:table-cell office:value-type="string" calcext:value-type="string">
            <text:p>0.18 %</text:p>
          </table:table-cell>
          <table:table-cell office:value-type="float" office:value="19772" calcext:value-type="float">
            <text:p>19772</text:p>
          </table:table-cell>
          <table:table-cell office:value-type="float" office:value="139" calcext:value-type="float">
            <text:p>139</text:p>
          </table:table-cell>
          <table:table-cell office:value-type="float" office:value="77240" calcext:value-type="float">
            <text:p>77240</text:p>
          </table:table-cell>
          <table:table-cell office:value-type="float" office:value="22011" calcext:value-type="float">
            <text:p>22011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www.worldometers.info/world-population/greece-population/" xlink:type="simple">Greece</text:a></text:p>
          </table:table-cell>
          <table:table-cell office:value-type="float" office:value="10423054" calcext:value-type="float">
            <text:p>10423054</text:p>
          </table:table-cell>
          <table:table-cell office:value-type="string" calcext:value-type="string">
            <text:p>-0.48 %</text:p>
          </table:table-cell>
          <table:table-cell office:value-type="float" office:value="-50401" calcext:value-type="float">
            <text:p>-50401</text:p>
          </table:table-cell>
          <table:table-cell office:value-type="float" office:value="81" calcext:value-type="float">
            <text:p>81</text:p>
          </table:table-cell>
          <table:table-cell office:value-type="float" office:value="128900" calcext:value-type="float">
            <text:p>1289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1.3" calcext:value-type="float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www.worldometers.info/world-population/jordan-population/" xlink:type="simple">Jordan</text:a></text:p>
          </table:table-cell>
          <table:table-cell office:value-type="float" office:value="10203134" calcext:value-type="float">
            <text:p>10203134</text:p>
          </table:table-cell>
          <table:table-cell office:value-type="string" calcext:value-type="string">
            <text:p>1.00 %</text:p>
          </table:table-cell>
          <table:table-cell office:value-type="float" office:value="101440" calcext:value-type="float">
            <text:p>101440</text:p>
          </table:table-cell>
          <table:table-cell office:value-type="float" office:value="115" calcext:value-type="float">
            <text:p>115</text:p>
          </table:table-cell>
          <table:table-cell office:value-type="float" office:value="88780" calcext:value-type="float">
            <text:p>88780</text:p>
          </table:table-cell>
          <table:table-cell office:value-type="float" office:value="10220" calcext:value-type="float">
            <text:p>10220</text:p>
          </table:table-cell>
          <table:table-cell office:value-type="float" office:value="2.8" calcext:value-type="float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www.worldometers.info/world-population/portugal-population/" xlink:type="simple">Portugal</text:a></text:p>
          </table:table-cell>
          <table:table-cell office:value-type="float" office:value="10196709" calcext:value-type="float">
            <text:p>10196709</text:p>
          </table:table-cell>
          <table:table-cell office:value-type="string" calcext:value-type="string">
            <text:p>-0.29 %</text:p>
          </table:table-cell>
          <table:table-cell office:value-type="float" office:value="-29478" calcext:value-type="float">
            <text:p>-29478</text:p>
          </table:table-cell>
          <table:table-cell office:value-type="float" office:value="111" calcext:value-type="float">
            <text:p>111</text:p>
          </table:table-cell>
          <table:table-cell office:value-type="float" office:value="91590" calcext:value-type="float">
            <text:p>91590</text:p>
          </table:table-cell>
          <table:table-cell office:value-type="float" office:value="-6000" calcext:value-type="float">
            <text:p>-6000</text:p>
          </table:table-cell>
          <table:table-cell office:value-type="float" office:value="1.3" calcext:value-type="float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ww.worldometers.info/world-population/azerbaijan-population/" xlink:type="simple">Azerbaijan</text:a></text:p>
          </table:table-cell>
          <table:table-cell office:value-type="float" office:value="10139177" calcext:value-type="float">
            <text:p>10139177</text:p>
          </table:table-cell>
          <table:table-cell office:value-type="string" calcext:value-type="string">
            <text:p>0.91 %</text:p>
          </table:table-cell>
          <table:table-cell office:value-type="float" office:value="91459" calcext:value-type="float">
            <text:p>91459</text:p>
          </table:table-cell>
          <table:table-cell office:value-type="float" office:value="123" calcext:value-type="float">
            <text:p>123</text:p>
          </table:table-cell>
          <table:table-cell office:value-type="float" office:value="82658" calcext:value-type="float">
            <text:p>82658</text:p>
          </table:table-cell>
          <table:table-cell office:value-type="float" office:value="1200" calcext:value-type="float">
            <text:p>120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www.worldometers.info/world-population/sweden-population/" xlink:type="simple">Sweden</text:a></text:p>
          </table:table-cell>
          <table:table-cell office:value-type="float" office:value="10099265" calcext:value-type="float">
            <text:p>10099265</text:p>
          </table:table-cell>
          <table:table-cell office:value-type="string" calcext:value-type="string">
            <text:p>0.63 %</text:p>
          </table:table-cell>
          <table:table-cell office:value-type="float" office:value="62886" calcext:value-type="float">
            <text:p>62886</text:p>
          </table:table-cell>
          <table:table-cell office:value-type="float" office:value="25" calcext:value-type="float">
            <text:p>25</text:p>
          </table:table-cell>
          <table:table-cell office:value-type="float" office:value="410340" calcext:value-type="float">
            <text:p>410340</text:p>
          </table:table-cell>
          <table:table-cell office:value-type="float" office:value="40000" calcext:value-type="float">
            <text:p>40000</text:p>
          </table:table-cell>
          <table:table-cell office:value-type="float" office:value="1.9" calcext:value-type="float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www.worldometers.info/world-population/honduras-population/" xlink:type="simple">Honduras</text:a></text:p>
          </table:table-cell>
          <table:table-cell office:value-type="float" office:value="9904607" calcext:value-type="float">
            <text:p>9904607</text:p>
          </table:table-cell>
          <table:table-cell office:value-type="string" calcext:value-type="string">
            <text:p>1.63 %</text:p>
          </table:table-cell>
          <table:table-cell office:value-type="float" office:value="158490" calcext:value-type="float">
            <text:p>158490</text:p>
          </table:table-cell>
          <table:table-cell office:value-type="float" office:value="89" calcext:value-type="float">
            <text:p>89</text:p>
          </table:table-cell>
          <table:table-cell office:value-type="float" office:value="111890" calcext:value-type="float">
            <text:p>111890</text:p>
          </table:table-cell>
          <table:table-cell office:value-type="float" office:value="-6800" calcext:value-type="float">
            <text:p>-680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www.worldometers.info/world-population/united-arab-emirates-population/" xlink:type="simple">United Arab Emirates</text:a></text:p>
          </table:table-cell>
          <table:table-cell office:value-type="float" office:value="9890402" calcext:value-type="float">
            <text:p>9890402</text:p>
          </table:table-cell>
          <table:table-cell office:value-type="string" calcext:value-type="string">
            <text:p>1.23 %</text:p>
          </table:table-cell>
          <table:table-cell office:value-type="float" office:value="119873" calcext:value-type="float">
            <text:p>119873</text:p>
          </table:table-cell>
          <table:table-cell office:value-type="float" office:value="118" calcext:value-type="float">
            <text:p>118</text:p>
          </table:table-cell>
          <table:table-cell office:value-type="float" office:value="83600" calcext:value-type="float">
            <text:p>83600</text:p>
          </table:table-cell>
          <table:table-cell office:value-type="float" office:value="40000" calcext:value-type="float">
            <text:p>40000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www.worldometers.info/world-population/hungary-population/" xlink:type="simple">Hungary</text:a></text:p>
          </table:table-cell>
          <table:table-cell office:value-type="float" office:value="9660351" calcext:value-type="float">
            <text:p>9660351</text:p>
          </table:table-cell>
          <table:table-cell office:value-type="string" calcext:value-type="string">
            <text:p>-0.25 %</text:p>
          </table:table-cell>
          <table:table-cell office:value-type="float" office:value="-24328" calcext:value-type="float">
            <text:p>-24328</text:p>
          </table:table-cell>
          <table:table-cell office:value-type="float" office:value="107" calcext:value-type="float">
            <text:p>107</text:p>
          </table:table-cell>
          <table:table-cell office:value-type="float" office:value="90530" calcext:value-type="float">
            <text:p>90530</text:p>
          </table:table-cell>
          <table:table-cell office:value-type="float" office:value="6000" calcext:value-type="float">
            <text:p>6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www.worldometers.info/world-population/tajikistan-population/" xlink:type="simple">Tajikistan</text:a></text:p>
          </table:table-cell>
          <table:table-cell office:value-type="float" office:value="9537645" calcext:value-type="float">
            <text:p>9537645</text:p>
          </table:table-cell>
          <table:table-cell office:value-type="string" calcext:value-type="string">
            <text:p>2.32 %</text:p>
          </table:table-cell>
          <table:table-cell office:value-type="float" office:value="216627" calcext:value-type="float">
            <text:p>216627</text:p>
          </table:table-cell>
          <table:table-cell office:value-type="float" office:value="68" calcext:value-type="float">
            <text:p>68</text:p>
          </table:table-cell>
          <table:table-cell office:value-type="float" office:value="139960" calcext:value-type="float">
            <text:p>139960</text:p>
          </table:table-cell>
          <table:table-cell office:value-type="float" office:value="-20000" calcext:value-type="float">
            <text:p>-20000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www.worldometers.info/world-population/belarus-population/" xlink:type="simple">Belarus</text:a></text:p>
          </table:table-cell>
          <table:table-cell office:value-type="float" office:value="9449323" calcext:value-type="float">
            <text:p>9449323</text:p>
          </table:table-cell>
          <table:table-cell office:value-type="string" calcext:value-type="string">
            <text:p>-0.03 %</text:p>
          </table:table-cell>
          <table:table-cell office:value-type="float" office:value="-3088" calcext:value-type="float">
            <text:p>-3088</text:p>
          </table:table-cell>
          <table:table-cell office:value-type="float" office:value="47" calcext:value-type="float">
            <text:p>47</text:p>
          </table:table-cell>
          <table:table-cell office:value-type="float" office:value="202910" calcext:value-type="float">
            <text:p>202910</text:p>
          </table:table-cell>
          <table:table-cell office:value-type="float" office:value="8730" calcext:value-type="float">
            <text:p>8730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www.worldometers.info/world-population/austria-population/" xlink:type="simple">Austria</text:a></text:p>
          </table:table-cell>
          <table:table-cell office:value-type="float" office:value="9006398" calcext:value-type="float">
            <text:p>9006398</text:p>
          </table:table-cell>
          <table:table-cell office:value-type="string" calcext:value-type="string">
            <text:p>0.57 %</text:p>
          </table:table-cell>
          <table:table-cell office:value-type="float" office:value="51296" calcext:value-type="float">
            <text:p>51296</text:p>
          </table:table-cell>
          <table:table-cell office:value-type="float" office:value="109" calcext:value-type="float">
            <text:p>109</text:p>
          </table:table-cell>
          <table:table-cell office:value-type="float" office:value="82409" calcext:value-type="float">
            <text:p>82409</text:p>
          </table:table-cell>
          <table:table-cell office:value-type="float" office:value="65000" calcext:value-type="float">
            <text:p>65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www.worldometers.info/world-population/papua-new-guinea-population/" xlink:type="simple">Papua New Guinea</text:a></text:p>
          </table:table-cell>
          <table:table-cell office:value-type="float" office:value="8947024" calcext:value-type="float">
            <text:p>8947024</text:p>
          </table:table-cell>
          <table:table-cell office:value-type="string" calcext:value-type="string">
            <text:p>1.95 %</text:p>
          </table:table-cell>
          <table:table-cell office:value-type="float" office:value="170915" calcext:value-type="float">
            <text:p>170915</text:p>
          </table:table-cell>
          <table:table-cell office:value-type="float" office:value="20" calcext:value-type="float">
            <text:p>20</text:p>
          </table:table-cell>
          <table:table-cell office:value-type="float" office:value="452860" calcext:value-type="float">
            <text:p>452860</text:p>
          </table:table-cell>
          <table:table-cell office:value-type="float" office:value="-800" calcext:value-type="float">
            <text:p>-800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worldometers.info/world-population/serbia-population/" xlink:type="simple">Serbia</text:a></text:p>
          </table:table-cell>
          <table:table-cell office:value-type="float" office:value="8737371" calcext:value-type="float">
            <text:p>8737371</text:p>
          </table:table-cell>
          <table:table-cell office:value-type="string" calcext:value-type="string">
            <text:p>-0.40 %</text:p>
          </table:table-cell>
          <table:table-cell office:value-type="float" office:value="-34864" calcext:value-type="float">
            <text:p>-34864</text:p>
          </table:table-cell>
          <table:table-cell office:value-type="float" office:value="100" calcext:value-type="float">
            <text:p>100</text:p>
          </table:table-cell>
          <table:table-cell office:value-type="float" office:value="87460" calcext:value-type="float">
            <text:p>87460</text:p>
          </table:table-cell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worldometers.info/world-population/israel-population/" xlink:type="simple">Israel</text:a></text:p>
          </table:table-cell>
          <table:table-cell office:value-type="float" office:value="8655535" calcext:value-type="float">
            <text:p>8655535</text:p>
          </table:table-cell>
          <table:table-cell office:value-type="string" calcext:value-type="string">
            <text:p>1.60 %</text:p>
          </table:table-cell>
          <table:table-cell office:value-type="float" office:value="136158" calcext:value-type="float">
            <text:p>136158</text:p>
          </table:table-cell>
          <table:table-cell office:value-type="float" office:value="400" calcext:value-type="float">
            <text:p>400</text:p>
          </table:table-cell>
          <table:table-cell office:value-type="float" office:value="21640" calcext:value-type="float">
            <text:p>2164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www.worldometers.info/world-population/switzerland-population/" xlink:type="simple">Switzerland</text:a></text:p>
          </table:table-cell>
          <table:table-cell office:value-type="float" office:value="8654622" calcext:value-type="float">
            <text:p>8654622</text:p>
          </table:table-cell>
          <table:table-cell office:value-type="string" calcext:value-type="string">
            <text:p>0.74 %</text:p>
          </table:table-cell>
          <table:table-cell office:value-type="float" office:value="63257" calcext:value-type="float">
            <text:p>63257</text:p>
          </table:table-cell>
          <table:table-cell office:value-type="float" office:value="219" calcext:value-type="float">
            <text:p>219</text:p>
          </table:table-cell>
          <table:table-cell office:value-type="float" office:value="39516" calcext:value-type="float">
            <text:p>39516</text:p>
          </table:table-cell>
          <table:table-cell office:value-type="float" office:value="52000" calcext:value-type="float">
            <text:p>52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www.worldometers.info/world-population/togo-population/" xlink:type="simple">Togo</text:a></text:p>
          </table:table-cell>
          <table:table-cell office:value-type="float" office:value="8278724" calcext:value-type="float">
            <text:p>8278724</text:p>
          </table:table-cell>
          <table:table-cell office:value-type="string" calcext:value-type="string">
            <text:p>2.43 %</text:p>
          </table:table-cell>
          <table:table-cell office:value-type="float" office:value="196358" calcext:value-type="float">
            <text:p>196358</text:p>
          </table:table-cell>
          <table:table-cell office:value-type="float" office:value="152" calcext:value-type="float">
            <text:p>152</text:p>
          </table:table-cell>
          <table:table-cell office:value-type="float" office:value="54390" calcext:value-type="float">
            <text:p>54390</text:p>
          </table:table-cell>
          <table:table-cell office:value-type="float" office:value="-2000" calcext:value-type="float">
            <text:p>-2000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www.worldometers.info/world-population/sierra-leone-population/" xlink:type="simple">Sierra Leone</text:a></text:p>
          </table:table-cell>
          <table:table-cell office:value-type="float" office:value="7976983" calcext:value-type="float">
            <text:p>7976983</text:p>
          </table:table-cell>
          <table:table-cell office:value-type="string" calcext:value-type="string">
            <text:p>2.10 %</text:p>
          </table:table-cell>
          <table:table-cell office:value-type="float" office:value="163768" calcext:value-type="float">
            <text:p>163768</text:p>
          </table:table-cell>
          <table:table-cell office:value-type="float" office:value="111" calcext:value-type="float">
            <text:p>111</text:p>
          </table:table-cell>
          <table:table-cell office:value-type="float" office:value="72180" calcext:value-type="float">
            <text:p>72180</text:p>
          </table:table-cell>
          <table:table-cell office:value-type="float" office:value="-4200" calcext:value-type="float">
            <text:p>-4200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www.worldometers.info/world-population/china-hong-kong-sar-population/" xlink:type="simple">Hong Kong</text:a></text:p>
          </table:table-cell>
          <table:table-cell office:value-type="float" office:value="7496981" calcext:value-type="float">
            <text:p>7496981</text:p>
          </table:table-cell>
          <table:table-cell office:value-type="string" calcext:value-type="string">
            <text:p>0.82 %</text:p>
          </table:table-cell>
          <table:table-cell office:value-type="float" office:value="60827" calcext:value-type="float">
            <text:p>60827</text:p>
          </table:table-cell>
          <table:table-cell office:value-type="float" office:value="7140" calcext:value-type="float">
            <text:p>7140</text:p>
          </table:table-cell>
          <table:table-cell office:value-type="float" office:value="1050" calcext:value-type="float">
            <text:p>1050</text:p>
          </table:table-cell>
          <table:table-cell office:value-type="float" office:value="29308" calcext:value-type="float">
            <text:p>29308</text:p>
          </table:table-cell>
          <table:table-cell office:value-type="float" office:value="1.3" calcext:value-type="float">
            <text:p>1.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www.worldometers.info/world-population/laos-population/" xlink:type="simple">Laos</text:a></text:p>
          </table:table-cell>
          <table:table-cell office:value-type="float" office:value="7275560" calcext:value-type="float">
            <text:p>7275560</text:p>
          </table:table-cell>
          <table:table-cell office:value-type="string" calcext:value-type="string">
            <text:p>1.48 %</text:p>
          </table:table-cell>
          <table:table-cell office:value-type="float" office:value="106105" calcext:value-type="float">
            <text:p>106105</text:p>
          </table:table-cell>
          <table:table-cell office:value-type="float" office:value="32" calcext:value-type="float">
            <text:p>32</text:p>
          </table:table-cell>
          <table:table-cell office:value-type="float" office:value="230800" calcext:value-type="float">
            <text:p>230800</text:p>
          </table:table-cell>
          <table:table-cell office:value-type="float" office:value="-14704" calcext:value-type="float">
            <text:p>-14704</text:p>
          </table:table-cell>
          <table:table-cell office:value-type="float" office:value="2.7" calcext:value-type="float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www.worldometers.info/world-population/paraguay-population/" xlink:type="simple">Paraguay</text:a></text:p>
          </table:table-cell>
          <table:table-cell office:value-type="float" office:value="7132538" calcext:value-type="float">
            <text:p>7132538</text:p>
          </table:table-cell>
          <table:table-cell office:value-type="string" calcext:value-type="string">
            <text:p>1.25 %</text:p>
          </table:table-cell>
          <table:table-cell office:value-type="float" office:value="87902" calcext:value-type="float">
            <text:p>87902</text:p>
          </table:table-cell>
          <table:table-cell office:value-type="float" office:value="18" calcext:value-type="float">
            <text:p>18</text:p>
          </table:table-cell>
          <table:table-cell office:value-type="float" office:value="397300" calcext:value-type="float">
            <text:p>397300</text:p>
          </table:table-cell>
          <table:table-cell office:value-type="float" office:value="-16556" calcext:value-type="float">
            <text:p>-16556</text:p>
          </table:table-cell>
          <table:table-cell office:value-type="float" office:value="2.4" calcext:value-type="float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www.worldometers.info/world-population/bulgaria-population/" xlink:type="simple">Bulgaria</text:a></text:p>
          </table:table-cell>
          <table:table-cell office:value-type="float" office:value="6948445" calcext:value-type="float">
            <text:p>6948445</text:p>
          </table:table-cell>
          <table:table-cell office:value-type="string" calcext:value-type="string">
            <text:p>-0.74 %</text:p>
          </table:table-cell>
          <table:table-cell office:value-type="float" office:value="-51674" calcext:value-type="float">
            <text:p>-51674</text:p>
          </table:table-cell>
          <table:table-cell office:value-type="float" office:value="64" calcext:value-type="float">
            <text:p>64</text:p>
          </table:table-cell>
          <table:table-cell office:value-type="float" office:value="108560" calcext:value-type="float">
            <text:p>108560</text:p>
          </table:table-cell>
          <table:table-cell office:value-type="float" office:value="-4800" calcext:value-type="float">
            <text:p>-4800</text:p>
          </table:table-cell>
          <table:table-cell office:value-type="float" office:value="1.6" calcext:value-type="float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www.worldometers.info/world-population/libya-population/" xlink:type="simple">Libya</text:a></text:p>
          </table:table-cell>
          <table:table-cell office:value-type="float" office:value="6871292" calcext:value-type="float">
            <text:p>6871292</text:p>
          </table:table-cell>
          <table:table-cell office:value-type="string" calcext:value-type="string">
            <text:p>1.38 %</text:p>
          </table:table-cell>
          <table:table-cell office:value-type="float" office:value="93840" calcext:value-type="float">
            <text:p>93840</text:p>
          </table:table-cell>
          <table:table-cell office:value-type="float" office:value="4" calcext:value-type="float">
            <text:p>4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-1999" calcext:value-type="float">
            <text:p>-1999</text:p>
          </table:table-cell>
          <table:table-cell office:value-type="float" office:value="2.3" calcext:value-type="float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www.worldometers.info/world-population/lebanon-population/" xlink:type="simple">Lebanon</text:a></text:p>
          </table:table-cell>
          <table:table-cell office:value-type="float" office:value="6825445" calcext:value-type="float">
            <text:p>6825445</text:p>
          </table:table-cell>
          <table:table-cell office:value-type="string" calcext:value-type="string">
            <text:p>-0.44 %</text:p>
          </table:table-cell>
          <table:table-cell office:value-type="float" office:value="-30268" calcext:value-type="float">
            <text:p>-30268</text:p>
          </table:table-cell>
          <table:table-cell office:value-type="float" office:value="667" calcext:value-type="float">
            <text:p>667</text:p>
          </table:table-cell>
          <table:table-cell office:value-type="float" office:value="10230" calcext:value-type="float">
            <text:p>10230</text:p>
          </table:table-cell>
          <table:table-cell office:value-type="float" office:value="-30012" calcext:value-type="float">
            <text:p>-30012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ww.worldometers.info/world-population/nicaragua-population/" xlink:type="simple">Nicaragua</text:a></text:p>
          </table:table-cell>
          <table:table-cell office:value-type="float" office:value="6624554" calcext:value-type="float">
            <text:p>6624554</text:p>
          </table:table-cell>
          <table:table-cell office:value-type="string" calcext:value-type="string">
            <text:p>1.21 %</text:p>
          </table:table-cell>
          <table:table-cell office:value-type="float" office:value="79052" calcext:value-type="float">
            <text:p>79052</text:p>
          </table:table-cell>
          <table:table-cell office:value-type="float" office:value="55" calcext:value-type="float">
            <text:p>55</text:p>
          </table:table-cell>
          <table:table-cell office:value-type="float" office:value="120340" calcext:value-type="float">
            <text:p>120340</text:p>
          </table:table-cell>
          <table:table-cell office:value-type="float" office:value="-21272" calcext:value-type="float">
            <text:p>-21272</text:p>
          </table:table-cell>
          <table:table-cell office:value-type="float" office:value="2.4" calcext:value-type="float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www.worldometers.info/world-population/kyrgyzstan-population/" xlink:type="simple">Kyrgyzstan</text:a></text:p>
          </table:table-cell>
          <table:table-cell office:value-type="float" office:value="6524195" calcext:value-type="float">
            <text:p>6524195</text:p>
          </table:table-cell>
          <table:table-cell office:value-type="string" calcext:value-type="string">
            <text:p>1.69 %</text:p>
          </table:table-cell>
          <table:table-cell office:value-type="float" office:value="108345" calcext:value-type="float">
            <text:p>108345</text:p>
          </table:table-cell>
          <table:table-cell office:value-type="float" office:value="34" calcext:value-type="float">
            <text:p>34</text:p>
          </table:table-cell>
          <table:table-cell office:value-type="float" office:value="191800" calcext:value-type="float">
            <text:p>191800</text:p>
          </table:table-cell>
          <table:table-cell office:value-type="float" office:value="-4000" calcext:value-type="float">
            <text:p>-40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www.worldometers.info/world-population/el-salvador-population/" xlink:type="simple">El Salvador</text:a></text:p>
          </table:table-cell>
          <table:table-cell office:value-type="float" office:value="6486205" calcext:value-type="float">
            <text:p>6486205</text:p>
          </table:table-cell>
          <table:table-cell office:value-type="string" calcext:value-type="string">
            <text:p>0.51 %</text:p>
          </table:table-cell>
          <table:table-cell office:value-type="float" office:value="32652" calcext:value-type="float">
            <text:p>32652</text:p>
          </table:table-cell>
          <table:table-cell office:value-type="float" office:value="313" calcext:value-type="float">
            <text:p>313</text:p>
          </table:table-cell>
          <table:table-cell office:value-type="float" office:value="20720" calcext:value-type="float">
            <text:p>20720</text:p>
          </table:table-cell>
          <table:table-cell office:value-type="float" office:value="-40539" calcext:value-type="float">
            <text:p>-40539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www.worldometers.info/world-population/turkmenistan-population/" xlink:type="simple">Turkmenistan</text:a></text:p>
          </table:table-cell>
          <table:table-cell office:value-type="float" office:value="6031200" calcext:value-type="float">
            <text:p>6031200</text:p>
          </table:table-cell>
          <table:table-cell office:value-type="string" calcext:value-type="string">
            <text:p>1.50 %</text:p>
          </table:table-cell>
          <table:table-cell office:value-type="float" office:value="89111" calcext:value-type="float">
            <text:p>89111</text:p>
          </table:table-cell>
          <table:table-cell office:value-type="float" office:value="13" calcext:value-type="float">
            <text:p>13</text:p>
          </table:table-cell>
          <table:table-cell office:value-type="float" office:value="469930" calcext:value-type="float">
            <text:p>469930</text:p>
          </table:table-cell>
          <table:table-cell office:value-type="float" office:value="-5000" calcext:value-type="float">
            <text:p>-5000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www.worldometers.info/world-population/singapore-population/" xlink:type="simple">Singapore</text:a></text:p>
          </table:table-cell>
          <table:table-cell office:value-type="float" office:value="5850342" calcext:value-type="float">
            <text:p>5850342</text:p>
          </table:table-cell>
          <table:table-cell office:value-type="string" calcext:value-type="string">
            <text:p>0.79 %</text:p>
          </table:table-cell>
          <table:table-cell office:value-type="float" office:value="46005" calcext:value-type="float">
            <text:p>46005</text:p>
          </table:table-cell>
          <table:table-cell office:value-type="float" office:value="8358" calcext:value-type="float">
            <text:p>8358</text:p>
          </table:table-cell>
          <table:table-cell office:value-type="float" office:value="700" calcext:value-type="float">
            <text:p>700</text:p>
          </table:table-cell>
          <table:table-cell office:value-type="float" office:value="27028" calcext:value-type="float">
            <text:p>27028</text:p>
          </table:table-cell>
          <table:table-cell office:value-type="float" office:value="1.2" calcext:value-type="float">
            <text:p>1.2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www.worldometers.info/world-population/denmark-population/" xlink:type="simple">Denmark</text:a></text:p>
          </table:table-cell>
          <table:table-cell office:value-type="float" office:value="5792202" calcext:value-type="float">
            <text:p>5792202</text:p>
          </table:table-cell>
          <table:table-cell office:value-type="string" calcext:value-type="string">
            <text:p>0.35 %</text:p>
          </table:table-cell>
          <table:table-cell office:value-type="float" office:value="20326" calcext:value-type="float">
            <text:p>20326</text:p>
          </table:table-cell>
          <table:table-cell office:value-type="float" office:value="137" calcext:value-type="float">
            <text:p>137</text:p>
          </table:table-cell>
          <table:table-cell office:value-type="float" office:value="42430" calcext:value-type="float">
            <text:p>42430</text:p>
          </table:table-cell>
          <table:table-cell office:value-type="float" office:value="15200" calcext:value-type="float">
            <text:p>15200</text:p>
          </table:table-cell>
          <table:table-cell office:value-type="float" office:value="1.8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www.worldometers.info/world-population/finland-population/" xlink:type="simple">Finland</text:a></text:p>
          </table:table-cell>
          <table:table-cell office:value-type="float" office:value="5540720" calcext:value-type="float">
            <text:p>5540720</text:p>
          </table:table-cell>
          <table:table-cell office:value-type="string" calcext:value-type="string">
            <text:p>0.15 %</text:p>
          </table:table-cell>
          <table:table-cell office:value-type="float" office:value="8564" calcext:value-type="float">
            <text:p>8564</text:p>
          </table:table-cell>
          <table:table-cell office:value-type="float" office:value="18" calcext:value-type="float">
            <text:p>18</text:p>
          </table:table-cell>
          <table:table-cell office:value-type="float" office:value="303890" calcext:value-type="float">
            <text:p>303890</text:p>
          </table:table-cell>
          <table:table-cell office:value-type="float" office:value="14000" calcext:value-type="float">
            <text:p>14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www.worldometers.info/world-population/congo-population/" xlink:type="simple">Congo</text:a></text:p>
          </table:table-cell>
          <table:table-cell office:value-type="float" office:value="5518087" calcext:value-type="float">
            <text:p>5518087</text:p>
          </table:table-cell>
          <table:table-cell office:value-type="string" calcext:value-type="string">
            <text:p>2.56 %</text:p>
          </table:table-cell>
          <table:table-cell office:value-type="float" office:value="137579" calcext:value-type="float">
            <text:p>137579</text:p>
          </table:table-cell>
          <table:table-cell office:value-type="float" office:value="16" calcext:value-type="float">
            <text:p>16</text:p>
          </table:table-cell>
          <table:table-cell office:value-type="float" office:value="341500" calcext:value-type="float">
            <text:p>341500</text:p>
          </table:table-cell>
          <table:table-cell office:value-type="float" office:value="-4000" calcext:value-type="float">
            <text:p>-4000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www.worldometers.info/world-population/slovakia-population/" xlink:type="simple">Slovakia</text:a></text:p>
          </table:table-cell>
          <table:table-cell office:value-type="float" office:value="5459642" calcext:value-type="float">
            <text:p>5459642</text:p>
          </table:table-cell>
          <table:table-cell office:value-type="string" calcext:value-type="string">
            <text:p>0.05 %</text:p>
          </table:table-cell>
          <table:table-cell office:value-type="float" office:value="2629" calcext:value-type="float">
            <text:p>2629</text:p>
          </table:table-cell>
          <table:table-cell office:value-type="float" office:value="114" calcext:value-type="float">
            <text:p>114</text:p>
          </table:table-cell>
          <table:table-cell office:value-type="float" office:value="48088" calcext:value-type="float">
            <text:p>48088</text:p>
          </table:table-cell>
          <table:table-cell office:value-type="float" office:value="1485" calcext:value-type="float">
            <text:p>1485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www.worldometers.info/world-population/norway-population/" xlink:type="simple">Norway</text:a></text:p>
          </table:table-cell>
          <table:table-cell office:value-type="float" office:value="5421241" calcext:value-type="float">
            <text:p>5421241</text:p>
          </table:table-cell>
          <table:table-cell office:value-type="string" calcext:value-type="string">
            <text:p>0.79 %</text:p>
          </table:table-cell>
          <table:table-cell office:value-type="float" office:value="42384" calcext:value-type="float">
            <text:p>42384</text:p>
          </table:table-cell>
          <table:table-cell office:value-type="float" office:value="15" calcext:value-type="float">
            <text:p>15</text:p>
          </table:table-cell>
          <table:table-cell office:value-type="float" office:value="365268" calcext:value-type="float">
            <text:p>365268</text:p>
          </table:table-cell>
          <table:table-cell office:value-type="float" office:value="28000" calcext:value-type="float">
            <text:p>28000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ww.worldometers.info/world-population/oman-population/" xlink:type="simple">Oman</text:a></text:p>
          </table:table-cell>
          <table:table-cell office:value-type="float" office:value="5106626" calcext:value-type="float">
            <text:p>5106626</text:p>
          </table:table-cell>
          <table:table-cell office:value-type="string" calcext:value-type="string">
            <text:p>2.65 %</text:p>
          </table:table-cell>
          <table:table-cell office:value-type="float" office:value="131640" calcext:value-type="float">
            <text:p>131640</text:p>
          </table:table-cell>
          <table:table-cell office:value-type="float" office:value="16" calcext:value-type="float">
            <text:p>16</text:p>
          </table:table-cell>
          <table:table-cell office:value-type="float" office:value="309500" calcext:value-type="float">
            <text:p>309500</text:p>
          </table:table-cell>
          <table:table-cell office:value-type="float" office:value="87400" calcext:value-type="float">
            <text:p>87400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www.worldometers.info/world-population/state-of-palestine-population/" xlink:type="simple">State of Palestine</text:a></text:p>
          </table:table-cell>
          <table:table-cell office:value-type="float" office:value="5101414" calcext:value-type="float">
            <text:p>5101414</text:p>
          </table:table-cell>
          <table:table-cell office:value-type="string" calcext:value-type="string">
            <text:p>2.41 %</text:p>
          </table:table-cell>
          <table:table-cell office:value-type="float" office:value="119994" calcext:value-type="float">
            <text:p>119994</text:p>
          </table:table-cell>
          <table:table-cell office:value-type="float" office:value="847" calcext:value-type="float">
            <text:p>847</text:p>
          </table:table-cell>
          <table:table-cell office:value-type="float" office:value="6020" calcext:value-type="float">
            <text:p>6020</text:p>
          </table:table-cell>
          <table:table-cell office:value-type="float" office:value="-10563" calcext:value-type="float">
            <text:p>-10563</text:p>
          </table:table-cell>
          <table:table-cell office:value-type="float" office:value="3.7" calcext:value-type="float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www.worldometers.info/world-population/costa-rica-population/" xlink:type="simple">Costa Rica</text:a></text:p>
          </table:table-cell>
          <table:table-cell office:value-type="float" office:value="5094118" calcext:value-type="float">
            <text:p>5094118</text:p>
          </table:table-cell>
          <table:table-cell office:value-type="string" calcext:value-type="string">
            <text:p>0.92 %</text:p>
          </table:table-cell>
          <table:table-cell office:value-type="float" office:value="46557" calcext:value-type="float">
            <text:p>46557</text:p>
          </table:table-cell>
          <table:table-cell office:value-type="float" office:value="100" calcext:value-type="float">
            <text:p>100</text:p>
          </table:table-cell>
          <table:table-cell office:value-type="float" office:value="51060" calcext:value-type="float">
            <text:p>51060</text:p>
          </table:table-cell>
          <table:table-cell office:value-type="float" office:value="4200" calcext:value-type="float">
            <text:p>4200</text:p>
          </table:table-cell>
          <table:table-cell office:value-type="float" office:value="1.8" calcext:value-type="float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www.worldometers.info/world-population/liberia-population/" xlink:type="simple">Liberia</text:a></text:p>
          </table:table-cell>
          <table:table-cell office:value-type="float" office:value="5057681" calcext:value-type="float">
            <text:p>5057681</text:p>
          </table:table-cell>
          <table:table-cell office:value-type="string" calcext:value-type="string">
            <text:p>2.44 %</text:p>
          </table:table-cell>
          <table:table-cell office:value-type="float" office:value="120307" calcext:value-type="float">
            <text:p>120307</text:p>
          </table:table-cell>
          <table:table-cell office:value-type="float" office:value="53" calcext:value-type="float">
            <text:p>53</text:p>
          </table:table-cell>
          <table:table-cell office:value-type="float" office:value="96320" calcext:value-type="float">
            <text:p>96320</text:p>
          </table:table-cell>
          <table:table-cell office:value-type="float" office:value="-5000" calcext:value-type="float">
            <text:p>-5000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www.worldometers.info/world-population/ireland-population/" xlink:type="simple">Ireland</text:a></text:p>
          </table:table-cell>
          <table:table-cell office:value-type="float" office:value="4937786" calcext:value-type="float">
            <text:p>4937786</text:p>
          </table:table-cell>
          <table:table-cell office:value-type="string" calcext:value-type="string">
            <text:p>1.13 %</text:p>
          </table:table-cell>
          <table:table-cell office:value-type="float" office:value="55291" calcext:value-type="float">
            <text:p>55291</text:p>
          </table:table-cell>
          <table:table-cell office:value-type="float" office:value="72" calcext:value-type="float">
            <text:p>72</text:p>
          </table:table-cell>
          <table:table-cell office:value-type="float" office:value="68890" calcext:value-type="float">
            <text:p>68890</text:p>
          </table:table-cell>
          <table:table-cell office:value-type="float" office:value="23604" calcext:value-type="float">
            <text:p>23604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www.worldometers.info/world-population/central-african-republic-population/" xlink:type="simple">Central African Republic</text:a></text:p>
          </table:table-cell>
          <table:table-cell office:value-type="float" office:value="4829767" calcext:value-type="float">
            <text:p>4829767</text:p>
          </table:table-cell>
          <table:table-cell office:value-type="string" calcext:value-type="string">
            <text:p>1.78 %</text:p>
          </table:table-cell>
          <table:table-cell office:value-type="float" office:value="84582" calcext:value-type="float">
            <text:p>84582</text:p>
          </table:table-cell>
          <table:table-cell office:value-type="float" office:value="8" calcext:value-type="float">
            <text:p>8</text:p>
          </table:table-cell>
          <table:table-cell office:value-type="float" office:value="622980" calcext:value-type="float">
            <text:p>622980</text:p>
          </table:table-cell>
          <table:table-cell office:value-type="float" office:value="-40000" calcext:value-type="float">
            <text:p>-40000</text:p>
          </table:table-cell>
          <table:table-cell office:value-type="float" office:value="4.8" calcext:value-type="float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www.worldometers.info/world-population/new-zealand-population/" xlink:type="simple">New Zealand</text:a></text:p>
          </table:table-cell>
          <table:table-cell office:value-type="float" office:value="4822233" calcext:value-type="float">
            <text:p>4822233</text:p>
          </table:table-cell>
          <table:table-cell office:value-type="string" calcext:value-type="string">
            <text:p>0.82 %</text:p>
          </table:table-cell>
          <table:table-cell office:value-type="float" office:value="39170" calcext:value-type="float">
            <text:p>39170</text:p>
          </table:table-cell>
          <table:table-cell office:value-type="float" office:value="18" calcext:value-type="float">
            <text:p>18</text:p>
          </table:table-cell>
          <table:table-cell office:value-type="float" office:value="263310" calcext:value-type="float">
            <text:p>263310</text:p>
          </table:table-cell>
          <table:table-cell office:value-type="float" office:value="14881" calcext:value-type="float">
            <text:p>14881</text:p>
          </table:table-cell>
          <table:table-cell office:value-type="float" office:value="1.9" calcext:value-type="float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www.worldometers.info/world-population/mauritania-population/" xlink:type="simple">Mauritania</text:a></text:p>
          </table:table-cell>
          <table:table-cell office:value-type="float" office:value="4649658" calcext:value-type="float">
            <text:p>4649658</text:p>
          </table:table-cell>
          <table:table-cell office:value-type="string" calcext:value-type="string">
            <text:p>2.74 %</text:p>
          </table:table-cell>
          <table:table-cell office:value-type="float" office:value="123962" calcext:value-type="float">
            <text:p>123962</text:p>
          </table:table-cell>
          <table:table-cell office:value-type="float" office:value="5" calcext:value-type="float">
            <text:p>5</text:p>
          </table:table-cell>
          <table:table-cell office:value-type="float" office:value="1030700" calcext:value-type="float">
            <text:p>1030700</text:p>
          </table:table-cell>
          <table:table-cell office:value-type="float" office:value="5000" calcext:value-type="float">
            <text:p>5000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www.worldometers.info/world-population/panama-population/" xlink:type="simple">Panama</text:a></text:p>
          </table:table-cell>
          <table:table-cell office:value-type="float" office:value="4314767" calcext:value-type="float">
            <text:p>4314767</text:p>
          </table:table-cell>
          <table:table-cell office:value-type="string" calcext:value-type="string">
            <text:p>1.61 %</text:p>
          </table:table-cell>
          <table:table-cell office:value-type="float" office:value="68328" calcext:value-type="float">
            <text:p>68328</text:p>
          </table:table-cell>
          <table:table-cell office:value-type="float" office:value="58" calcext:value-type="float">
            <text:p>58</text:p>
          </table:table-cell>
          <table:table-cell office:value-type="float" office:value="74340" calcext:value-type="float">
            <text:p>74340</text:p>
          </table:table-cell>
          <table:table-cell office:value-type="float" office:value="11200" calcext:value-type="float">
            <text:p>1120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www.worldometers.info/world-population/kuwait-population/" xlink:type="simple">Kuwait</text:a></text:p>
          </table:table-cell>
          <table:table-cell office:value-type="float" office:value="4270571" calcext:value-type="float">
            <text:p>4270571</text:p>
          </table:table-cell>
          <table:table-cell office:value-type="string" calcext:value-type="string">
            <text:p>1.51 %</text:p>
          </table:table-cell>
          <table:table-cell office:value-type="float" office:value="63488" calcext:value-type="float">
            <text:p>63488</text:p>
          </table:table-cell>
          <table:table-cell office:value-type="float" office:value="240" calcext:value-type="float">
            <text:p>240</text:p>
          </table:table-cell>
          <table:table-cell office:value-type="float" office:value="17820" calcext:value-type="float">
            <text:p>17820</text:p>
          </table:table-cell>
          <table:table-cell office:value-type="float" office:value="39520" calcext:value-type="float">
            <text:p>39520</text:p>
          </table:table-cell>
          <table:table-cell office:value-type="float" office:value="2.1" calcext:value-type="float">
            <text:p>2.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www.worldometers.info/world-population/croatia-population/" xlink:type="simple">Croatia</text:a></text:p>
          </table:table-cell>
          <table:table-cell office:value-type="float" office:value="4105267" calcext:value-type="float">
            <text:p>4105267</text:p>
          </table:table-cell>
          <table:table-cell office:value-type="string" calcext:value-type="string">
            <text:p>-0.61 %</text:p>
          </table:table-cell>
          <table:table-cell office:value-type="float" office:value="-25037" calcext:value-type="float">
            <text:p>-25037</text:p>
          </table:table-cell>
          <table:table-cell office:value-type="float" office:value="73" calcext:value-type="float">
            <text:p>73</text:p>
          </table:table-cell>
          <table:table-cell office:value-type="float" office:value="55960" calcext:value-type="float">
            <text:p>55960</text:p>
          </table:table-cell>
          <table:table-cell office:value-type="float" office:value="-8001" calcext:value-type="float">
            <text:p>-8001</text:p>
          </table:table-cell>
          <table:table-cell office:value-type="float" office:value="1.4" calcext:value-type="float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www.worldometers.info/world-population/moldova-population/" xlink:type="simple">Moldova</text:a></text:p>
          </table:table-cell>
          <table:table-cell office:value-type="float" office:value="4033963" calcext:value-type="float">
            <text:p>4033963</text:p>
          </table:table-cell>
          <table:table-cell office:value-type="string" calcext:value-type="string">
            <text:p>-0.23 %</text:p>
          </table:table-cell>
          <table:table-cell office:value-type="float" office:value="-9300" calcext:value-type="float">
            <text:p>-9300</text:p>
          </table:table-cell>
          <table:table-cell office:value-type="float" office:value="123" calcext:value-type="float">
            <text:p>123</text:p>
          </table:table-cell>
          <table:table-cell office:value-type="float" office:value="32850" calcext:value-type="float">
            <text:p>32850</text:p>
          </table:table-cell>
          <table:table-cell office:value-type="float" office:value="-1387" calcext:value-type="float">
            <text:p>-1387</text:p>
          </table:table-cell>
          <table:table-cell office:value-type="float" office:value="1.3" calcext:value-type="float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www.worldometers.info/world-population/georgia-population/" xlink:type="simple">Georgia</text:a></text:p>
          </table:table-cell>
          <table:table-cell office:value-type="float" office:value="3989167" calcext:value-type="float">
            <text:p>3989167</text:p>
          </table:table-cell>
          <table:table-cell office:value-type="string" calcext:value-type="string">
            <text:p>-0.19 %</text:p>
          </table:table-cell>
          <table:table-cell office:value-type="float" office:value="-7598" calcext:value-type="float">
            <text:p>-7598</text:p>
          </table:table-cell>
          <table:table-cell office:value-type="float" office:value="57" calcext:value-type="float">
            <text:p>57</text:p>
          </table:table-cell>
          <table:table-cell office:value-type="float" office:value="69490" calcext:value-type="float">
            <text:p>69490</text:p>
          </table:table-cell>
          <table:table-cell office:value-type="float" office:value="-10000" calcext:value-type="float">
            <text:p>-10000</text:p>
          </table:table-cell>
          <table:table-cell office:value-type="float" office:value="2.1" calcext:value-type="float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www.worldometers.info/world-population/eritrea-population/" xlink:type="simple">Eritrea</text:a></text:p>
          </table:table-cell>
          <table:table-cell office:value-type="float" office:value="3546421" calcext:value-type="float">
            <text:p>3546421</text:p>
          </table:table-cell>
          <table:table-cell office:value-type="string" calcext:value-type="string">
            <text:p>1.41 %</text:p>
          </table:table-cell>
          <table:table-cell office:value-type="float" office:value="49304" calcext:value-type="float">
            <text:p>49304</text:p>
          </table:table-cell>
          <table:table-cell office:value-type="float" office:value="35" calcext:value-type="float">
            <text:p>35</text:p>
          </table:table-cell>
          <table:table-cell office:value-type="float" office:value="101000" calcext:value-type="float">
            <text:p>101000</text:p>
          </table:table-cell>
          <table:table-cell office:value-type="float" office:value="-39858" calcext:value-type="float">
            <text:p>-39858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www.worldometers.info/world-population/uruguay-population/" xlink:type="simple">Uruguay</text:a></text:p>
          </table:table-cell>
          <table:table-cell office:value-type="float" office:value="3473730" calcext:value-type="float">
            <text:p>3473730</text:p>
          </table:table-cell>
          <table:table-cell office:value-type="string" calcext:value-type="string">
            <text:p>0.35 %</text:p>
          </table:table-cell>
          <table:table-cell office:value-type="float" office:value="11996" calcext:value-type="float">
            <text:p>11996</text:p>
          </table:table-cell>
          <table:table-cell office:value-type="float" office:value="20" calcext:value-type="float">
            <text:p>20</text:p>
          </table:table-cell>
          <table:table-cell office:value-type="float" office:value="175020" calcext:value-type="float">
            <text:p>175020</text:p>
          </table:table-cell>
          <table:table-cell office:value-type="float" office:value="-3000" calcext:value-type="float">
            <text:p>-3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www.worldometers.info/world-population/bosnia-and-herzegovina-population/" xlink:type="simple">Bosnia and Herzegovina</text:a></text:p>
          </table:table-cell>
          <table:table-cell office:value-type="float" office:value="3280819" calcext:value-type="float">
            <text:p>3280819</text:p>
          </table:table-cell>
          <table:table-cell office:value-type="string" calcext:value-type="string">
            <text:p>-0.61 %</text:p>
          </table:table-cell>
          <table:table-cell office:value-type="float" office:value="-20181" calcext:value-type="float">
            <text:p>-20181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float" office:value="-21585" calcext:value-type="float">
            <text:p>-21585</text:p>
          </table:table-cell>
          <table:table-cell office:value-type="float" office:value="1.3" calcext:value-type="float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www.worldometers.info/world-population/mongolia-population/" xlink:type="simple">Mongolia</text:a></text:p>
          </table:table-cell>
          <table:table-cell office:value-type="float" office:value="3278290" calcext:value-type="float">
            <text:p>3278290</text:p>
          </table:table-cell>
          <table:table-cell office:value-type="string" calcext:value-type="string">
            <text:p>1.65 %</text:p>
          </table:table-cell>
          <table:table-cell office:value-type="float" office:value="53123" calcext:value-type="float">
            <text:p>53123</text:p>
          </table:table-cell>
          <table:table-cell office:value-type="float" office:value="2" calcext:value-type="float">
            <text:p>2</text:p>
          </table:table-cell>
          <table:table-cell office:value-type="float" office:value="1553560" calcext:value-type="float">
            <text:p>1553560</text:p>
          </table:table-cell>
          <table:table-cell office:value-type="float" office:value="-852" calcext:value-type="float">
            <text:p>-852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www.worldometers.info/world-population/armenia-population/" xlink:type="simple">Armenia</text:a></text:p>
          </table:table-cell>
          <table:table-cell office:value-type="float" office:value="2963243" calcext:value-type="float">
            <text:p>2963243</text:p>
          </table:table-cell>
          <table:table-cell office:value-type="string" calcext:value-type="string">
            <text:p>0.19 %</text:p>
          </table:table-cell>
          <table:table-cell office:value-type="float" office:value="5512" calcext:value-type="float">
            <text:p>5512</text:p>
          </table:table-cell>
          <table:table-cell office:value-type="float" office:value="104" calcext:value-type="float">
            <text:p>104</text:p>
          </table:table-cell>
          <table:table-cell office:value-type="float" office:value="28470" calcext:value-type="float">
            <text:p>28470</text:p>
          </table:table-cell>
          <table:table-cell office:value-type="float" office:value="-4998" calcext:value-type="float">
            <text:p>-4998</text:p>
          </table:table-cell>
          <table:table-cell office:value-type="float" office:value="1.8" calcext:value-type="float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www.worldometers.info/world-population/jamaica-population/" xlink:type="simple">Jamaica</text:a></text:p>
          </table:table-cell>
          <table:table-cell office:value-type="float" office:value="2961167" calcext:value-type="float">
            <text:p>2961167</text:p>
          </table:table-cell>
          <table:table-cell office:value-type="string" calcext:value-type="string">
            <text:p>0.44 %</text:p>
          </table:table-cell>
          <table:table-cell office:value-type="float" office:value="12888" calcext:value-type="float">
            <text:p>12888</text:p>
          </table:table-cell>
          <table:table-cell office:value-type="float" office:value="273" calcext:value-type="float">
            <text:p>273</text:p>
          </table:table-cell>
          <table:table-cell office:value-type="float" office:value="10830" calcext:value-type="float">
            <text:p>10830</text:p>
          </table:table-cell>
          <table:table-cell office:value-type="float" office:value="-11332" calcext:value-type="float">
            <text:p>-1133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www.worldometers.info/world-population/qatar-population/" xlink:type="simple">Qatar</text:a></text:p>
          </table:table-cell>
          <table:table-cell office:value-type="float" office:value="2881053" calcext:value-type="float">
            <text:p>2881053</text:p>
          </table:table-cell>
          <table:table-cell office:value-type="string" calcext:value-type="string">
            <text:p>1.73 %</text:p>
          </table:table-cell>
          <table:table-cell office:value-type="float" office:value="48986" calcext:value-type="float">
            <text:p>48986</text:p>
          </table:table-cell>
          <table:table-cell office:value-type="float" office:value="248" calcext:value-type="float">
            <text:p>248</text:p>
          </table:table-cell>
          <table:table-cell office:value-type="float" office:value="11610" calcext:value-type="float">
            <text:p>11610</text:p>
          </table:table-cell>
          <table:table-cell office:value-type="float" office:value="40000" calcext:value-type="float">
            <text:p>40000</text:p>
          </table:table-cell>
          <table:table-cell office:value-type="float" office:value="1.9" calcext:value-type="float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www.worldometers.info/world-population/albania-population/" xlink:type="simple">Albania</text:a></text:p>
          </table:table-cell>
          <table:table-cell office:value-type="float" office:value="2877797" calcext:value-type="float">
            <text:p>2877797</text:p>
          </table:table-cell>
          <table:table-cell office:value-type="string" calcext:value-type="string">
            <text:p>-0.11 %</text:p>
          </table:table-cell>
          <table:table-cell office:value-type="float" office:value="-3120" calcext:value-type="float">
            <text:p>-3120</text:p>
          </table:table-cell>
          <table:table-cell office:value-type="float" office:value="105" calcext:value-type="float">
            <text:p>105</text:p>
          </table:table-cell>
          <table:table-cell office:value-type="float" office:value="27400" calcext:value-type="float">
            <text:p>27400</text:p>
          </table:table-cell>
          <table:table-cell office:value-type="float" office:value="-14000" calcext:value-type="float">
            <text:p>-14000</text:p>
          </table:table-cell>
          <table:table-cell office:value-type="float" office:value="1.6" calcext:value-type="float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www.worldometers.info/world-population/puerto-rico-population/" xlink:type="simple">Puerto Rico</text:a></text:p>
          </table:table-cell>
          <table:table-cell office:value-type="float" office:value="2860853" calcext:value-type="float">
            <text:p>2860853</text:p>
          </table:table-cell>
          <table:table-cell office:value-type="string" calcext:value-type="string">
            <text:p>-2.47 %</text:p>
          </table:table-cell>
          <table:table-cell office:value-type="float" office:value="-72555" calcext:value-type="float">
            <text:p>-72555</text:p>
          </table:table-cell>
          <table:table-cell office:value-type="float" office:value="323" calcext:value-type="float">
            <text:p>323</text:p>
          </table:table-cell>
          <table:table-cell office:value-type="float" office:value="8870" calcext:value-type="float">
            <text:p>8870</text:p>
          </table:table-cell>
          <table:table-cell office:value-type="float" office:value="-97986" calcext:value-type="float">
            <text:p>-97986</text:p>
          </table:table-cell>
          <table:table-cell office:value-type="float" office:value="1.2" calcext:value-type="float">
            <text:p>1.2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www.worldometers.info/world-population/lithuania-population/" xlink:type="simple">Lithuania</text:a></text:p>
          </table:table-cell>
          <table:table-cell office:value-type="float" office:value="2722289" calcext:value-type="float">
            <text:p>2722289</text:p>
          </table:table-cell>
          <table:table-cell office:value-type="string" calcext:value-type="string">
            <text:p>-1.35 %</text:p>
          </table:table-cell>
          <table:table-cell office:value-type="float" office:value="-37338" calcext:value-type="float">
            <text:p>-37338</text:p>
          </table:table-cell>
          <table:table-cell office:value-type="float" office:value="43" calcext:value-type="float">
            <text:p>43</text:p>
          </table:table-cell>
          <table:table-cell office:value-type="float" office:value="62674" calcext:value-type="float">
            <text:p>62674</text:p>
          </table:table-cell>
          <table:table-cell office:value-type="float" office:value="-32780" calcext:value-type="float">
            <text:p>-32780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www.worldometers.info/world-population/namibia-population/" xlink:type="simple">Namibia</text:a></text:p>
          </table:table-cell>
          <table:table-cell office:value-type="float" office:value="2540905" calcext:value-type="float">
            <text:p>2540905</text:p>
          </table:table-cell>
          <table:table-cell office:value-type="string" calcext:value-type="string">
            <text:p>1.86 %</text:p>
          </table:table-cell>
          <table:table-cell office:value-type="float" office:value="46375" calcext:value-type="float">
            <text:p>46375</text:p>
          </table:table-cell>
          <table:table-cell office:value-type="float" office:value="3" calcext:value-type="float">
            <text:p>3</text:p>
          </table:table-cell>
          <table:table-cell office:value-type="float" office:value="823290" calcext:value-type="float">
            <text:p>823290</text:p>
          </table:table-cell>
          <table:table-cell office:value-type="float" office:value="-4806" calcext:value-type="float">
            <text:p>-4806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www.worldometers.info/world-population/gambia-population/" xlink:type="simple">Gambia</text:a></text:p>
          </table:table-cell>
          <table:table-cell office:value-type="float" office:value="2416668" calcext:value-type="float">
            <text:p>2416668</text:p>
          </table:table-cell>
          <table:table-cell office:value-type="string" calcext:value-type="string">
            <text:p>2.94 %</text:p>
          </table:table-cell>
          <table:table-cell office:value-type="float" office:value="68962" calcext:value-type="float">
            <text:p>68962</text:p>
          </table:table-cell>
          <table:table-cell office:value-type="float" office:value="239" calcext:value-type="float">
            <text:p>239</text:p>
          </table:table-cell>
          <table:table-cell office:value-type="float" office:value="10120" calcext:value-type="float">
            <text:p>10120</text:p>
          </table:table-cell>
          <table:table-cell office:value-type="float" office:value="-3087" calcext:value-type="float">
            <text:p>-3087</text:p>
          </table:table-cell>
          <table:table-cell office:value-type="float" office:value="5.3" calcext:value-type="float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www.worldometers.info/world-population/botswana-population/" xlink:type="simple">Botswana</text:a></text:p>
          </table:table-cell>
          <table:table-cell office:value-type="float" office:value="2351627" calcext:value-type="float">
            <text:p>2351627</text:p>
          </table:table-cell>
          <table:table-cell office:value-type="string" calcext:value-type="string">
            <text:p>2.08 %</text:p>
          </table:table-cell>
          <table:table-cell office:value-type="float" office:value="47930" calcext:value-type="float">
            <text:p>47930</text:p>
          </table:table-cell>
          <table:table-cell office:value-type="float" office:value="4" calcext:value-type="float">
            <text:p>4</text:p>
          </table:table-cell>
          <table:table-cell office:value-type="float" office:value="566730" calcext:value-type="float">
            <text:p>566730</text:p>
          </table:table-cell>
          <table:table-cell office:value-type="float" office:value="3000" calcext:value-type="float">
            <text:p>3000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www.worldometers.info/world-population/gabon-population/" xlink:type="simple">Gabon</text:a></text:p>
          </table:table-cell>
          <table:table-cell office:value-type="float" office:value="2225734" calcext:value-type="float">
            <text:p>2225734</text:p>
          </table:table-cell>
          <table:table-cell office:value-type="string" calcext:value-type="string">
            <text:p>2.45 %</text:p>
          </table:table-cell>
          <table:table-cell office:value-type="float" office:value="53155" calcext:value-type="float">
            <text:p>53155</text:p>
          </table:table-cell>
          <table:table-cell office:value-type="float" office:value="9" calcext:value-type="float">
            <text:p>9</text:p>
          </table:table-cell>
          <table:table-cell office:value-type="float" office:value="257670" calcext:value-type="float">
            <text:p>257670</text:p>
          </table:table-cell>
          <table:table-cell office:value-type="float" office:value="3260" calcext:value-type="float">
            <text:p>326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www.worldometers.info/world-population/lesotho-population/" xlink:type="simple">Lesotho</text:a></text:p>
          </table:table-cell>
          <table:table-cell office:value-type="float" office:value="2142249" calcext:value-type="float">
            <text:p>2142249</text:p>
          </table:table-cell>
          <table:table-cell office:value-type="string" calcext:value-type="string">
            <text:p>0.80 %</text:p>
          </table:table-cell>
          <table:table-cell office:value-type="float" office:value="16981" calcext:value-type="float">
            <text:p>16981</text:p>
          </table:table-cell>
          <table:table-cell office:value-type="float" office:value="71" calcext:value-type="float">
            <text:p>71</text:p>
          </table:table-cell>
          <table:table-cell office:value-type="float" office:value="30360" calcext:value-type="float">
            <text:p>30360</text:p>
          </table:table-cell>
          <table:table-cell office:value-type="float" office:value="-10047" calcext:value-type="float">
            <text:p>-10047</text:p>
          </table:table-cell>
          <table:table-cell office:value-type="float" office:value="3.2" calcext:value-type="float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www.worldometers.info/world-population/macedonia-population/" xlink:type="simple">North Macedonia</text:a></text:p>
          </table:table-cell>
          <table:table-cell office:value-type="float" office:value="2083374" calcext:value-type="float">
            <text:p>2083374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220" calcext:value-type="float">
            <text:p>25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www.worldometers.info/world-population/slovenia-population/" xlink:type="simple">Slovenia</text:a></text:p>
          </table:table-cell>
          <table:table-cell office:value-type="float" office:value="2078938" calcext:value-type="float">
            <text:p>2078938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140" calcext:value-type="float">
            <text:p>20140</text:p>
          </table:table-cell>
          <table:table-cell office:value-type="float" office:value="2000" calcext:value-type="float">
            <text:p>2000</text:p>
          </table:table-cell>
          <table:table-cell office:value-type="float" office:value="1.6" calcext:value-type="float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www.worldometers.info/world-population/guinea-bissau-population/" xlink:type="simple">Guinea-Bissau</text:a></text:p>
          </table:table-cell>
          <table:table-cell office:value-type="float" office:value="1968001" calcext:value-type="float">
            <text:p>1968001</text:p>
          </table:table-cell>
          <table:table-cell office:value-type="string" calcext:value-type="string">
            <text:p>2.45 %</text:p>
          </table:table-cell>
          <table:table-cell office:value-type="float" office:value="47079" calcext:value-type="float">
            <text:p>47079</text:p>
          </table:table-cell>
          <table:table-cell office:value-type="float" office:value="70" calcext:value-type="float">
            <text:p>70</text:p>
          </table:table-cell>
          <table:table-cell office:value-type="float" office:value="28120" calcext:value-type="float">
            <text:p>28120</text:p>
          </table:table-cell>
          <table:table-cell office:value-type="float" office:value="-1399" calcext:value-type="float">
            <text:p>-1399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www.worldometers.info/world-population/latvia-population/" xlink:type="simple">Latvia</text:a></text:p>
          </table:table-cell>
          <table:table-cell office:value-type="float" office:value="1886198" calcext:value-type="float">
            <text:p>1886198</text:p>
          </table:table-cell>
          <table:table-cell office:value-type="string" calcext:value-type="string">
            <text:p>-1.08 %</text:p>
          </table:table-cell>
          <table:table-cell office:value-type="float" office:value="-20545" calcext:value-type="float">
            <text:p>-20545</text:p>
          </table:table-cell>
          <table:table-cell office:value-type="float" office:value="30" calcext:value-type="float">
            <text:p>30</text:p>
          </table:table-cell>
          <table:table-cell office:value-type="float" office:value="62200" calcext:value-type="float">
            <text:p>62200</text:p>
          </table:table-cell>
          <table:table-cell office:value-type="float" office:value="-14837" calcext:value-type="float">
            <text:p>-14837</text:p>
          </table:table-cell>
          <table:table-cell office:value-type="float" office:value="1.7" calcext:value-type="float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www.worldometers.info/world-population/bahrain-population/" xlink:type="simple">Bahrain</text:a></text:p>
          </table:table-cell>
          <table:table-cell office:value-type="float" office:value="1701575" calcext:value-type="float">
            <text:p>1701575</text:p>
          </table:table-cell>
          <table:table-cell office:value-type="string" calcext:value-type="string">
            <text:p>3.68 %</text:p>
          </table:table-cell>
          <table:table-cell office:value-type="float" office:value="60403" calcext:value-type="float">
            <text:p>60403</text:p>
          </table:table-cell>
          <table:table-cell office:value-type="float" office:value="2239" calcext:value-type="float">
            <text:p>2239</text:p>
          </table:table-cell>
          <table:table-cell office:value-type="float" office:value="760" calcext:value-type="float">
            <text:p>760</text:p>
          </table:table-cell>
          <table:table-cell office:value-type="float" office:value="47800" calcext:value-type="float">
            <text:p>478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www.worldometers.info/world-population/equatorial-guinea-population/" xlink:type="simple">Equatorial Guinea</text:a></text:p>
          </table:table-cell>
          <table:table-cell office:value-type="float" office:value="1402985" calcext:value-type="float">
            <text:p>1402985</text:p>
          </table:table-cell>
          <table:table-cell office:value-type="string" calcext:value-type="string">
            <text:p>3.47 %</text:p>
          </table:table-cell>
          <table:table-cell office:value-type="float" office:value="46999" calcext:value-type="float">
            <text:p>46999</text:p>
          </table:table-cell>
          <table:table-cell office:value-type="float" office:value="50" calcext:value-type="float">
            <text:p>50</text:p>
          </table:table-cell>
          <table:table-cell office:value-type="float" office:value="28050" calcext:value-type="float">
            <text:p>28050</text:p>
          </table:table-cell>
          <table:table-cell office:value-type="float" office:value="16000" calcext:value-type="float">
            <text:p>16000</text:p>
          </table:table-cell>
          <table:table-cell office:value-type="float" office:value="4.6" calcext:value-type="float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www.worldometers.info/world-population/trinidad-and-tobago-population/" xlink:type="simple">Trinidad and Tobago</text:a></text:p>
          </table:table-cell>
          <table:table-cell office:value-type="float" office:value="1399488" calcext:value-type="float">
            <text:p>1399488</text:p>
          </table:table-cell>
          <table:table-cell office:value-type="string" calcext:value-type="string">
            <text:p>0.32 %</text:p>
          </table:table-cell>
          <table:table-cell office:value-type="float" office:value="4515" calcext:value-type="float">
            <text:p>4515</text:p>
          </table:table-cell>
          <table:table-cell office:value-type="float" office:value="273" calcext:value-type="float">
            <text:p>273</text:p>
          </table:table-cell>
          <table:table-cell office:value-type="float" office:value="5130" calcext:value-type="float">
            <text:p>5130</text:p>
          </table:table-cell>
          <table:table-cell office:value-type="float" office:value="-800" calcext:value-type="float">
            <text:p>-800</text:p>
          </table:table-cell>
          <table:table-cell office:value-type="float" office:value="1.7" calcext:value-type="float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www.worldometers.info/world-population/estonia-population/" xlink:type="simple">Estonia</text:a></text:p>
          </table:table-cell>
          <table:table-cell office:value-type="float" office:value="1326535" calcext:value-type="float">
            <text:p>1326535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390" calcext:value-type="float">
            <text:p>42390</text:p>
          </table:table-cell>
          <table:table-cell office:value-type="float" office:value="3911" calcext:value-type="float">
            <text:p>3911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www.worldometers.info/world-population/timor-leste-population/" xlink:type="simple">Timor-Leste</text:a></text:p>
          </table:table-cell>
          <table:table-cell office:value-type="float" office:value="1318445" calcext:value-type="float">
            <text:p>1318445</text:p>
          </table:table-cell>
          <table:table-cell office:value-type="string" calcext:value-type="string">
            <text:p>1.96 %</text:p>
          </table:table-cell>
          <table:table-cell office:value-type="float" office:value="25326" calcext:value-type="float">
            <text:p>25326</text:p>
          </table:table-cell>
          <table:table-cell office:value-type="float" office:value="89" calcext:value-type="float">
            <text:p>89</text:p>
          </table:table-cell>
          <table:table-cell office:value-type="float" office:value="14870" calcext:value-type="float">
            <text:p>14870</text:p>
          </table:table-cell>
          <table:table-cell office:value-type="float" office:value="-5385" calcext:value-type="float">
            <text:p>-5385</text:p>
          </table:table-cell>
          <table:table-cell office:value-type="float" office:value="4.1" calcext:value-type="float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www.worldometers.info/world-population/mauritius-population/" xlink:type="simple">Mauritius</text:a></text:p>
          </table:table-cell>
          <table:table-cell office:value-type="float" office:value="1271768" calcext:value-type="float">
            <text:p>1271768</text:p>
          </table:table-cell>
          <table:table-cell office:value-type="string" calcext:value-type="string">
            <text:p>0.17 %</text:p>
          </table:table-cell>
          <table:table-cell office:value-type="float" office:value="2100" calcext:value-type="float">
            <text:p>2100</text:p>
          </table:table-cell>
          <table:table-cell office:value-type="float" office:value="626" calcext:value-type="float">
            <text:p>626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www.worldometers.info/world-population/cyprus-population/" xlink:type="simple">Cyprus</text:a></text:p>
          </table:table-cell>
          <table:table-cell office:value-type="float" office:value="1207359" calcext:value-type="float">
            <text:p>1207359</text:p>
          </table:table-cell>
          <table:table-cell office:value-type="string" calcext:value-type="string">
            <text:p>0.73 %</text:p>
          </table:table-cell>
          <table:table-cell office:value-type="float" office:value="8784" calcext:value-type="float">
            <text:p>8784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float" office:value="5000" calcext:value-type="float">
            <text:p>5000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www.worldometers.info/world-population/swaziland-population/" xlink:type="simple">Eswatini</text:a></text:p>
          </table:table-cell>
          <table:table-cell office:value-type="float" office:value="1160164" calcext:value-type="float">
            <text:p>1160164</text:p>
          </table:table-cell>
          <table:table-cell office:value-type="string" calcext:value-type="string">
            <text:p>1.05 %</text:p>
          </table:table-cell>
          <table:table-cell office:value-type="float" office:value="12034" calcext:value-type="float">
            <text:p>12034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office:value-type="float" office:value="-8353" calcext:value-type="float">
            <text:p>-835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www.worldometers.info/world-population/djibouti-population/" xlink:type="simple">Djibouti</text:a></text:p>
          </table:table-cell>
          <table:table-cell office:value-type="float" office:value="988000" calcext:value-type="float">
            <text:p>988000</text:p>
          </table:table-cell>
          <table:table-cell office:value-type="string" calcext:value-type="string">
            <text:p>1.48 %</text:p>
          </table:table-cell>
          <table:table-cell office:value-type="float" office:value="14440" calcext:value-type="float">
            <text:p>14440</text:p>
          </table:table-cell>
          <table:table-cell office:value-type="float" office:value="43" calcext:value-type="float">
            <text:p>43</text:p>
          </table:table-cell>
          <table:table-cell office:value-type="float" office:value="23180" calcext:value-type="float">
            <text:p>23180</text:p>
          </table:table-cell>
          <table:table-cell office:value-type="float" office:value="900" calcext:value-type="float">
            <text:p>900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www.worldometers.info/world-population/fiji-population/" xlink:type="simple">Fiji</text:a></text:p>
          </table:table-cell>
          <table:table-cell office:value-type="float" office:value="896445" calcext:value-type="float">
            <text:p>896445</text:p>
          </table:table-cell>
          <table:table-cell office:value-type="string" calcext:value-type="string">
            <text:p>0.73 %</text:p>
          </table:table-cell>
          <table:table-cell office:value-type="float" office:value="6492" calcext:value-type="float">
            <text:p>6492</text:p>
          </table:table-cell>
          <table:table-cell office:value-type="float" office:value="49" calcext:value-type="float">
            <text:p>49</text:p>
          </table:table-cell>
          <table:table-cell office:value-type="float" office:value="18270" calcext:value-type="float">
            <text:p>18270</text:p>
          </table:table-cell>
          <table:table-cell office:value-type="float" office:value="-6202" calcext:value-type="float">
            <text:p>-6202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www.worldometers.info/world-population/reunion-population/" xlink:type="simple">Réunion</text:a></text:p>
          </table:table-cell>
          <table:table-cell office:value-type="float" office:value="895312" calcext:value-type="float">
            <text:p>895312</text:p>
          </table:table-cell>
          <table:table-cell office:value-type="string" calcext:value-type="string">
            <text:p>0.72 %</text:p>
          </table:table-cell>
          <table:table-cell office:value-type="float" office:value="6385" calcext:value-type="float">
            <text:p>6385</text:p>
          </table:table-cell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float" office:value="-1256" calcext:value-type="float">
            <text:p>-1256</text:p>
          </table:table-cell>
          <table:table-cell office:value-type="float" office:value="2.3" calcext:value-type="float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www.worldometers.info/world-population/comoros-population/" xlink:type="simple">Comoros</text:a></text:p>
          </table:table-cell>
          <table:table-cell office:value-type="float" office:value="869601" calcext:value-type="float">
            <text:p>869601</text:p>
          </table:table-cell>
          <table:table-cell office:value-type="string" calcext:value-type="string">
            <text:p>2.20 %</text:p>
          </table:table-cell>
          <table:table-cell office:value-type="float" office:value="18715" calcext:value-type="float">
            <text:p>18715</text:p>
          </table:table-cell>
          <table:table-cell office:value-type="float" office:value="467" calcext:value-type="float">
            <text:p>467</text:p>
          </table:table-cell>
          <table:table-cell office:value-type="float" office:value="1861" calcext:value-type="float">
            <text:p>1861</text:p>
          </table:table-cell>
          <table:table-cell office:value-type="float" office:value="-2000" calcext:value-type="float">
            <text:p>-2000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www.worldometers.info/world-population/guyana-population/" xlink:type="simple">Guyana</text:a></text:p>
          </table:table-cell>
          <table:table-cell office:value-type="float" office:value="786552" calcext:value-type="float">
            <text:p>786552</text:p>
          </table:table-cell>
          <table:table-cell office:value-type="string" calcext:value-type="string">
            <text:p>0.48 %</text:p>
          </table:table-cell>
          <table:table-cell office:value-type="float" office:value="3786" calcext:value-type="float">
            <text:p>3786</text:p>
          </table:table-cell>
          <table:table-cell office:value-type="float" office:value="4" calcext:value-type="float">
            <text:p>4</text:p>
          </table:table-cell>
          <table:table-cell office:value-type="float" office:value="196850" calcext:value-type="float">
            <text:p>196850</text:p>
          </table:table-cell>
          <table:table-cell office:value-type="float" office:value="-6000" calcext:value-type="float">
            <text:p>-6000</text:p>
          </table:table-cell>
          <table:table-cell office:value-type="float" office:value="2.5" calcext:value-type="float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www.worldometers.info/world-population/bhutan-population/" xlink:type="simple">Bhutan</text:a></text:p>
          </table:table-cell>
          <table:table-cell office:value-type="float" office:value="771608" calcext:value-type="float">
            <text:p>771608</text:p>
          </table:table-cell>
          <table:table-cell office:value-type="string" calcext:value-type="string">
            <text:p>1.12 %</text:p>
          </table:table-cell>
          <table:table-cell office:value-type="float" office:value="8516" calcext:value-type="float">
            <text:p>8516</text:p>
          </table:table-cell>
          <table:table-cell office:value-type="float" office:value="20" calcext:value-type="float">
            <text:p>20</text:p>
          </table:table-cell>
          <table:table-cell office:value-type="float" office:value="38117" calcext:value-type="float">
            <text:p>38117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www.worldometers.info/world-population/solomon-islands-population/" xlink:type="simple">Solomon Islands</text:a></text:p>
          </table:table-cell>
          <table:table-cell office:value-type="float" office:value="686884" calcext:value-type="float">
            <text:p>686884</text:p>
          </table:table-cell>
          <table:table-cell office:value-type="string" calcext:value-type="string">
            <text:p>2.55 %</text:p>
          </table:table-cell>
          <table:table-cell office:value-type="float" office:value="17061" calcext:value-type="float">
            <text:p>17061</text:p>
          </table:table-cell>
          <table:table-cell office:value-type="float" office:value="25" calcext:value-type="float">
            <text:p>25</text:p>
          </table:table-cell>
          <table:table-cell office:value-type="float" office:value="27990" calcext:value-type="float">
            <text:p>27990</text:p>
          </table:table-cell>
          <table:table-cell office:value-type="float" office:value="-1600" calcext:value-type="float">
            <text:p>-1600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www.worldometers.info/world-population/china-macao-sar-population/" xlink:type="simple">Macao</text:a></text:p>
          </table:table-cell>
          <table:table-cell office:value-type="float" office:value="649335" calcext:value-type="float">
            <text:p>649335</text:p>
          </table:table-cell>
          <table:table-cell office:value-type="string" calcext:value-type="string">
            <text:p>1.39 %</text:p>
          </table:table-cell>
          <table:table-cell office:value-type="float" office:value="8890" calcext:value-type="float">
            <text:p>8890</text:p>
          </table:table-cell>
          <table:table-cell office:value-type="float" office:value="21645" calcext:value-type="float">
            <text:p>21645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.2" calcext:value-type="float">
            <text:p>1.2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www.worldometers.info/world-population/montenegro-population/" xlink:type="simple">Montenegro</text:a></text:p>
          </table:table-cell>
          <table:table-cell office:value-type="float" office:value="628066" calcext:value-type="float">
            <text:p>628066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450" calcext:value-type="float">
            <text:p>13450</text:p>
          </table:table-cell>
          <table:table-cell office:value-type="float" office:value="-480" calcext:value-type="float">
            <text:p>-480</text:p>
          </table:table-cell>
          <table:table-cell office:value-type="float" office:value="1.8" calcext:value-type="float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www.worldometers.info/world-population/luxembourg-population/" xlink:type="simple">Luxembourg</text:a></text:p>
          </table:table-cell>
          <table:table-cell office:value-type="float" office:value="625978" calcext:value-type="float">
            <text:p>625978</text:p>
          </table:table-cell>
          <table:table-cell office:value-type="string" calcext:value-type="string">
            <text:p>1.66 %</text:p>
          </table:table-cell>
          <table:table-cell office:value-type="float" office:value="10249" calcext:value-type="float">
            <text:p>10249</text:p>
          </table:table-cell>
          <table:table-cell office:value-type="float" office:value="242" calcext:value-type="float">
            <text:p>242</text:p>
          </table:table-cell>
          <table:table-cell office:value-type="float" office:value="2590" calcext:value-type="float">
            <text:p>2590</text:p>
          </table:table-cell>
          <table:table-cell office:value-type="float" office:value="9741" calcext:value-type="float">
            <text:p>9741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www.worldometers.info/world-population/western-sahara-population/" xlink:type="simple">Western Sahara</text:a></text:p>
          </table:table-cell>
          <table:table-cell office:value-type="float" office:value="597339" calcext:value-type="float">
            <text:p>597339</text:p>
          </table:table-cell>
          <table:table-cell office:value-type="string" calcext:value-type="string">
            <text:p>2.55 %</text:p>
          </table:table-cell>
          <table:table-cell office:value-type="float" office:value="14876" calcext:value-type="float">
            <text:p>14876</text:p>
          </table:table-cell>
          <table:table-cell office:value-type="float" office:value="2" calcext:value-type="float">
            <text:p>2</text:p>
          </table:table-cell>
          <table:table-cell office:value-type="float" office:value="266000" calcext:value-type="float">
            <text:p>266000</text:p>
          </table:table-cell>
          <table:table-cell office:value-type="float" office:value="5582" calcext:value-type="float">
            <text:p>5582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www.worldometers.info/world-population/suriname-population/" xlink:type="simple">Suriname</text:a></text:p>
          </table:table-cell>
          <table:table-cell office:value-type="float" office:value="586632" calcext:value-type="float">
            <text:p>586632</text:p>
          </table:table-cell>
          <table:table-cell office:value-type="string" calcext:value-type="string">
            <text:p>0.90 %</text:p>
          </table:table-cell>
          <table:table-cell office:value-type="float" office:value="5260" calcext:value-type="float">
            <text:p>5260</text:p>
          </table:table-cell>
          <table:table-cell office:value-type="float" office:value="4" calcext:value-type="float">
            <text:p>4</text:p>
          </table:table-cell>
          <table:table-cell office:value-type="float" office:value="156000" calcext:value-type="float">
            <text:p>156000</text:p>
          </table:table-cell>
          <table:table-cell office:value-type="float" office:value="-1000" calcext:value-type="float">
            <text:p>-1000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www.worldometers.info/world-population/cabo-verde-population/" xlink:type="simple">Cabo Verde</text:a></text:p>
          </table:table-cell>
          <table:table-cell office:value-type="float" office:value="555987" calcext:value-type="float">
            <text:p>555987</text:p>
          </table:table-cell>
          <table:table-cell office:value-type="string" calcext:value-type="string">
            <text:p>1.10 %</text:p>
          </table:table-cell>
          <table:table-cell office:value-type="float" office:value="6052" calcext:value-type="float">
            <text:p>6052</text:p>
          </table:table-cell>
          <table:table-cell office:value-type="float" office:value="138" calcext:value-type="float">
            <text:p>138</text:p>
          </table:table-cell>
          <table:table-cell office:value-type="float" office:value="4030" calcext:value-type="float">
            <text:p>4030</text:p>
          </table:table-cell>
          <table:table-cell office:value-type="float" office:value="-1342" calcext:value-type="float">
            <text:p>-1342</text:p>
          </table:table-cell>
          <table:table-cell office:value-type="float" office:value="2.3" calcext:value-type="float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www.worldometers.info/world-population/maldives-population/" xlink:type="simple">Maldives</text:a></text:p>
          </table:table-cell>
          <table:table-cell office:value-type="float" office:value="540544" calcext:value-type="float">
            <text:p>540544</text:p>
          </table:table-cell>
          <table:table-cell office:value-type="string" calcext:value-type="string">
            <text:p>1.81 %</text:p>
          </table:table-cell>
          <table:table-cell office:value-type="float" office:value="9591" calcext:value-type="float">
            <text:p>9591</text:p>
          </table:table-cell>
          <table:table-cell office:value-type="float" office:value="1802" calcext:value-type="float">
            <text:p>1802</text:p>
          </table:table-cell>
          <table:table-cell office:value-type="float" office:value="300" calcext:value-type="float">
            <text:p>300</text:p>
          </table:table-cell>
          <table:table-cell office:value-type="float" office:value="11370" calcext:value-type="float">
            <text:p>11370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www.worldometers.info/world-population/malta-population/" xlink:type="simple">Malta</text:a></text:p>
          </table:table-cell>
          <table:table-cell office:value-type="float" office:value="441543" calcext:value-type="float">
            <text:p>441543</text:p>
          </table:table-cell>
          <table:table-cell office:value-type="string" calcext:value-type="string">
            <text:p>0.27 %</text:p>
          </table:table-cell>
          <table:table-cell office:value-type="float" office:value="1171" calcext:value-type="float">
            <text:p>1171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www.worldometers.info/world-population/brunei-darussalam-population/" xlink:type="simple">Brunei </text:a></text:p>
          </table:table-cell>
          <table:table-cell office:value-type="float" office:value="437479" calcext:value-type="float">
            <text:p>437479</text:p>
          </table:table-cell>
          <table:table-cell office:value-type="string" calcext:value-type="string">
            <text:p>0.97 %</text:p>
          </table:table-cell>
          <table:table-cell office:value-type="float" office:value="4194" calcext:value-type="float">
            <text:p>4194</text:p>
          </table:table-cell>
          <table:table-cell office:value-type="float" office:value="83" calcext:value-type="float">
            <text:p>83</text:p>
          </table:table-cell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www.worldometers.info/world-population/guadeloupe-population/" xlink:type="simple">Guadeloupe</text:a></text:p>
          </table:table-cell>
          <table:table-cell office:value-type="float" office:value="400124" calcext:value-type="float">
            <text:p>400124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90" calcext:value-type="float">
            <text:p>1690</text:p>
          </table:table-cell>
          <table:table-cell office:value-type="float" office:value="-1440" calcext:value-type="float">
            <text:p>-1440</text:p>
          </table:table-cell>
          <table:table-cell office:value-type="float" office:value="2.2" calcext:value-type="float">
            <text:p>2.2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www.worldometers.info/world-population/belize-population/" xlink:type="simple">Belize</text:a></text:p>
          </table:table-cell>
          <table:table-cell office:value-type="float" office:value="397628" calcext:value-type="float">
            <text:p>397628</text:p>
          </table:table-cell>
          <table:table-cell office:value-type="string" calcext:value-type="string">
            <text:p>1.86 %</text:p>
          </table:table-cell>
          <table:table-cell office:value-type="float" office:value="7275" calcext:value-type="float">
            <text:p>7275</text:p>
          </table:table-cell>
          <table:table-cell office:value-type="float" office:value="17" calcext:value-type="float">
            <text:p>17</text:p>
          </table:table-cell>
          <table:table-cell office:value-type="float" office:value="22810" calcext:value-type="float">
            <text:p>22810</text:p>
          </table:table-cell>
          <table:table-cell office:value-type="float" office:value="1200" calcext:value-type="float">
            <text:p>1200</text:p>
          </table:table-cell>
          <table:table-cell office:value-type="float" office:value="2.3" calcext:value-type="float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www.worldometers.info/world-population/bahamas-population/" xlink:type="simple">Bahamas</text:a></text:p>
          </table:table-cell>
          <table:table-cell office:value-type="float" office:value="393244" calcext:value-type="float">
            <text:p>393244</text:p>
          </table:table-cell>
          <table:table-cell office:value-type="string" calcext:value-type="string">
            <text:p>0.97 %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10010" calcext:value-type="float">
            <text:p>10010</text:p>
          </table:table-cell>
          <table:table-cell office:value-type="float" office:value="1000" calcext:value-type="float">
            <text:p>1000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www.worldometers.info/world-population/martinique-population/" xlink:type="simple">Martinique</text:a></text:p>
          </table:table-cell>
          <table:table-cell office:value-type="float" office:value="375265" calcext:value-type="float">
            <text:p>375265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060" calcext:value-type="float">
            <text:p>1060</text:p>
          </table:table-cell>
          <table:table-cell office:value-type="float" office:value="-960" calcext:value-type="float">
            <text:p>-960</text:p>
          </table:table-cell>
          <table:table-cell office:value-type="float" office:value="1.9" calcext:value-type="float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www.worldometers.info/world-population/iceland-population/" xlink:type="simple">Iceland</text:a></text:p>
          </table:table-cell>
          <table:table-cell office:value-type="float" office:value="341243" calcext:value-type="float">
            <text:p>341243</text:p>
          </table:table-cell>
          <table:table-cell office:value-type="string" calcext:value-type="string">
            <text:p>0.65 %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float" office:value="100250" calcext:value-type="float">
            <text:p>100250</text:p>
          </table:table-cell>
          <table:table-cell office:value-type="float" office:value="380" calcext:value-type="float">
            <text:p>380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www.worldometers.info/world-population/vanuatu-population/" xlink:type="simple">Vanuatu</text:a></text:p>
          </table:table-cell>
          <table:table-cell office:value-type="float" office:value="307145" calcext:value-type="float">
            <text:p>307145</text:p>
          </table:table-cell>
          <table:table-cell office:value-type="string" calcext:value-type="string">
            <text:p>2.42 %</text:p>
          </table:table-cell>
          <table:table-cell office:value-type="float" office:value="7263" calcext:value-type="float">
            <text:p>7263</text:p>
          </table:table-cell>
          <table:table-cell office:value-type="float" office:value="25" calcext:value-type="float">
            <text:p>25</text:p>
          </table:table-cell>
          <table:table-cell office:value-type="float" office:value="12190" calcext:value-type="float">
            <text:p>12190</text:p>
          </table:table-cell>
          <table:table-cell office:value-type="float" office:value="120" calcext:value-type="float">
            <text:p>120</text:p>
          </table:table-cell>
          <table:table-cell office:value-type="float" office:value="3.8" calcext:value-type="float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www.worldometers.info/world-population/french-guiana-population/" xlink:type="simple">French Guiana</text:a></text:p>
          </table:table-cell>
          <table:table-cell office:value-type="float" office:value="298682" calcext:value-type="float">
            <text:p>298682</text:p>
          </table:table-cell>
          <table:table-cell office:value-type="string" calcext:value-type="string">
            <text:p>2.70 %</text:p>
          </table:table-cell>
          <table:table-cell office:value-type="float" office:value="7850" calcext:value-type="float">
            <text:p>7850</text:p>
          </table:table-cell>
          <table:table-cell office:value-type="float" office:value="4" calcext:value-type="float">
            <text:p>4</text:p>
          </table:table-cell>
          <table:table-cell office:value-type="float" office:value="82200" calcext:value-type="float">
            <text:p>82200</text:p>
          </table:table-cell>
          <table:table-cell office:value-type="float" office:value="1200" calcext:value-type="float">
            <text:p>1200</text:p>
          </table:table-cell>
          <table:table-cell office:value-type="float" office:value="3.4" calcext:value-type="float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www.worldometers.info/world-population/barbados-population/" xlink:type="simple">Barbados</text:a></text:p>
          </table:table-cell>
          <table:table-cell office:value-type="float" office:value="287375" calcext:value-type="float">
            <text:p>28737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float" office:value="-79" calcext:value-type="float">
            <text:p>-79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www.worldometers.info/world-population/new-caledonia-population/" xlink:type="simple">New Caledonia</text:a></text:p>
          </table:table-cell>
          <table:table-cell office:value-type="float" office:value="285498" calcext:value-type="float">
            <text:p>285498</text:p>
          </table:table-cell>
          <table:table-cell office:value-type="string" calcext:value-type="string">
            <text:p>0.97 %</text:p>
          </table:table-cell>
          <table:table-cell office:value-type="float" office:value="2748" calcext:value-type="float">
            <text:p>2748</text:p>
          </table:table-cell>
          <table:table-cell office:value-type="float" office:value="16" calcext:value-type="float">
            <text:p>16</text:p>
          </table:table-cell>
          <table:table-cell office:value-type="float" office:value="18280" calcext:value-type="float">
            <text:p>18280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www.worldometers.info/world-population/french-polynesia-population/" xlink:type="simple">French Polynesia</text:a></text:p>
          </table:table-cell>
          <table:table-cell office:value-type="float" office:value="280908" calcext:value-type="float">
            <text:p>280908</text:p>
          </table:table-cell>
          <table:table-cell office:value-type="string" calcext:value-type="string">
            <text:p>0.58 %</text:p>
          </table:table-cell>
          <table:table-cell office:value-type="float" office:value="1621" calcext:value-type="float">
            <text:p>1621</text:p>
          </table:table-cell>
          <table:table-cell office:value-type="float" office:value="77" calcext:value-type="float">
            <text:p>77</text:p>
          </table:table-cell>
          <table:table-cell office:value-type="float" office:value="3660" calcext:value-type="float">
            <text:p>3660</text:p>
          </table:table-cell>
          <table:table-cell office:value-type="float" office:value="-1000" calcext:value-type="float">
            <text:p>-1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www.worldometers.info/world-population/mayotte-population/" xlink:type="simple">Mayotte</text:a></text:p>
          </table:table-cell>
          <table:table-cell office:value-type="float" office:value="272815" calcext:value-type="float">
            <text:p>272815</text:p>
          </table:table-cell>
          <table:table-cell office:value-type="string" calcext:value-type="string">
            <text:p>2.50 %</text:p>
          </table:table-cell>
          <table:table-cell office:value-type="float" office:value="6665" calcext:value-type="float">
            <text:p>6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www.worldometers.info/world-population/sao-tome-and-principe-population/" xlink:type="simple">Sao Tome &amp; Principe</text:a></text:p>
          </table:table-cell>
          <table:table-cell office:value-type="float" office:value="219159" calcext:value-type="float">
            <text:p>219159</text:p>
          </table:table-cell>
          <table:table-cell office:value-type="string" calcext:value-type="string">
            <text:p>1.91 %</text:p>
          </table:table-cell>
          <table:table-cell office:value-type="float" office:value="4103" calcext:value-type="float">
            <text:p>4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float" office:value="-1680" calcext:value-type="float">
            <text:p>-1680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www.worldometers.info/world-population/samoa-population/" xlink:type="simple">Samoa</text:a></text:p>
          </table:table-cell>
          <table:table-cell office:value-type="float" office:value="198414" calcext:value-type="float">
            <text:p>198414</text:p>
          </table:table-cell>
          <table:table-cell office:value-type="string" calcext:value-type="string">
            <text:p>0.67 %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2830" calcext:value-type="float">
            <text:p>2830</text:p>
          </table:table-cell>
          <table:table-cell office:value-type="float" office:value="-2803" calcext:value-type="float">
            <text:p>-2803</text:p>
          </table:table-cell>
          <table:table-cell office:value-type="float" office:value="3.9" calcext:value-type="float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www.worldometers.info/world-population/saint-lucia-population/" xlink:type="simple">Saint Lucia</text:a></text:p>
          </table:table-cell>
          <table:table-cell office:value-type="float" office:value="183627" calcext:value-type="float">
            <text:p>183627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www.worldometers.info/world-population/channel-islands-population/" xlink:type="simple">Channel Islands</text:a></text:p>
          </table:table-cell>
          <table:table-cell office:value-type="float" office:value="173863" calcext:value-type="float">
            <text:p>173863</text:p>
          </table:table-cell>
          <table:table-cell office:value-type="string" calcext:value-type="string">
            <text:p>0.93 %</text:p>
          </table:table-cell>
          <table:table-cell office:value-type="float" office:value="1604" calcext:value-type="float">
            <text:p>1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float" office:value="1351" calcext:value-type="float">
            <text:p>1351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www.worldometers.info/world-population/guam-population/" xlink:type="simple">Guam</text:a></text:p>
          </table:table-cell>
          <table:table-cell office:value-type="float" office:value="168775" calcext:value-type="float">
            <text:p>168775</text:p>
          </table:table-cell>
          <table:table-cell office:value-type="string" calcext:value-type="string">
            <text:p>0.89 %</text:p>
          </table:table-cell>
          <table:table-cell office:value-type="float" office:value="1481" calcext:value-type="float">
            <text:p>1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float" office:value="-506" calcext:value-type="float">
            <text:p>-506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www.worldometers.info/world-population/curacao-population/" xlink:type="simple">Curaçao</text:a></text:p>
          </table:table-cell>
          <table:table-cell office:value-type="float" office:value="164093" calcext:value-type="float">
            <text:p>164093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float" office:value="515" calcext:value-type="float">
            <text:p>515</text:p>
          </table:table-cell>
          <table:table-cell office:value-type="float" office:value="1.8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www.worldometers.info/world-population/kiribati-population/" xlink:type="simple">Kiribati</text:a></text:p>
          </table:table-cell>
          <table:table-cell office:value-type="float" office:value="119449" calcext:value-type="float">
            <text:p>119449</text:p>
          </table:table-cell>
          <table:table-cell office:value-type="string" calcext:value-type="string">
            <text:p>1.57 %</text:p>
          </table:table-cell>
          <table:table-cell office:value-type="float" office:value="1843" calcext:value-type="float">
            <text:p>1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float" office:value="-800" calcext:value-type="float">
            <text:p>-800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www.worldometers.info/world-population/micronesia-country-population/" xlink:type="simple">Micronesia</text:a></text:p>
          </table:table-cell>
          <table:table-cell office:value-type="float" office:value="115023" calcext:value-type="float">
            <text:p>115023</text:p>
          </table:table-cell>
          <table:table-cell office:value-type="string" calcext:value-type="string">
            <text:p>1.06 %</text:p>
          </table:table-cell>
          <table:table-cell office:value-type="float" office:value="1208" calcext:value-type="float">
            <text:p>1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float" office:value="-600" calcext:value-type="float">
            <text:p>-600</text:p>
          </table:table-cell>
          <table:table-cell office:value-type="float" office:value="3.1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www.worldometers.info/world-population/grenada-population/" xlink:type="simple">Grenada</text:a></text:p>
          </table:table-cell>
          <table:table-cell office:value-type="float" office:value="112523" calcext:value-type="float">
            <text:p>112523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-200" calcext:value-type="float">
            <text:p>-20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www.worldometers.info/world-population/saint-vincent-and-the-grenadines-population/" xlink:type="simple">St. Vincent &amp; Grenadines</text:a></text:p>
          </table:table-cell>
          <table:table-cell office:value-type="float" office:value="110940" calcext:value-type="float">
            <text:p>110940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float" office:value="-200" calcext:value-type="float">
            <text:p>-200</text:p>
          </table:table-cell>
          <table:table-cell office:value-type="float" office:value="1.9" calcext:value-type="float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www.worldometers.info/world-population/aruba-population/" xlink:type="simple">Aruba</text:a></text:p>
          </table:table-cell>
          <table:table-cell office:value-type="float" office:value="106766" calcext:value-type="float">
            <text:p>106766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1.9" calcext:value-type="float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www.worldometers.info/world-population/tonga-population/" xlink:type="simple">Tonga</text:a></text:p>
          </table:table-cell>
          <table:table-cell office:value-type="float" office:value="105695" calcext:value-type="float">
            <text:p>105695</text:p>
          </table:table-cell>
          <table:table-cell office:value-type="string" calcext:value-type="string">
            <text:p>1.15 %</text:p>
          </table:table-cell>
          <table:table-cell office:value-type="float" office:value="1201" calcext:value-type="float">
            <text:p>1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float" office:value="-800" calcext:value-type="float">
            <text:p>-800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www.worldometers.info/world-population/united-states-virgin-islands-population/" xlink:type="simple">U.S. Virgin Islands</text:a></text:p>
          </table:table-cell>
          <table:table-cell office:value-type="float" office:value="104425" calcext:value-type="float">
            <text:p>104425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float" office:value="-451" calcext:value-type="float">
            <text:p>-45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ww.worldometers.info/world-population/seychelles-population/" xlink:type="simple">Seychelles</text:a></text:p>
          </table:table-cell>
          <table:table-cell office:value-type="float" office:value="98347" calcext:value-type="float">
            <text:p>98347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float" office:value="-200" calcext:value-type="float">
            <text:p>-200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www.worldometers.info/world-population/antigua-and-barbuda-population/" xlink:type="simple">Antigua and Barbuda</text:a></text:p>
          </table:table-cell>
          <table:table-cell office:value-type="float" office:value="97929" calcext:value-type="float">
            <text:p>97929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www.worldometers.info/world-population/isle-of-man-population/" xlink:type="simple">Isle of Man</text:a></text:p>
          </table:table-cell>
          <table:table-cell office:value-type="float" office:value="85033" calcext:value-type="float">
            <text:p>85033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www.worldometers.info/world-population/andorra-population/" xlink:type="simple">Andorra</text:a></text:p>
          </table:table-cell>
          <table:table-cell office:value-type="float" office:value="77265" calcext:value-type="float">
            <text:p>77265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www.worldometers.info/world-population/dominica-population/" xlink:type="simple">Dominica</text:a></text:p>
          </table:table-cell>
          <table:table-cell office:value-type="float" office:value="71986" calcext:value-type="float">
            <text:p>71986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www.worldometers.info/world-population/cayman-islands-population/" xlink:type="simple">Cayman Islands</text:a></text:p>
          </table:table-cell>
          <table:table-cell office:value-type="float" office:value="65722" calcext:value-type="float">
            <text:p>65722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www.worldometers.info/world-population/bermuda-population/" xlink:type="simple">Bermuda</text:a></text:p>
          </table:table-cell>
          <table:table-cell office:value-type="float" office:value="62278" calcext:value-type="float">
            <text:p>62278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www.worldometers.info/world-population/marshall-islands-population/" xlink:type="simple">Marshall Islands</text:a></text:p>
          </table:table-cell>
          <table:table-cell office:value-type="float" office:value="59190" calcext:value-type="float">
            <text:p>59190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www.worldometers.info/world-population/northern-mariana-islands-population/" xlink:type="simple">Northern Mariana Islands</text:a></text:p>
          </table:table-cell>
          <table:table-cell office:value-type="float" office:value="57559" calcext:value-type="float">
            <text:p>57559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www.worldometers.info/world-population/greenland-population/" xlink:type="simple">Greenland</text:a></text:p>
          </table:table-cell>
          <table:table-cell office:value-type="float" office:value="56770" calcext:value-type="float">
            <text:p>56770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450" calcext:value-type="float">
            <text:p>41045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www.worldometers.info/world-population/american-samoa-population/" xlink:type="simple">American Samoa</text:a></text:p>
          </table:table-cell>
          <table:table-cell office:value-type="float" office:value="55191" calcext:value-type="float">
            <text:p>55191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www.worldometers.info/world-population/saint-kitts-and-nevis-population/" xlink:type="simple">Saint Kitts &amp; Nevis</text:a></text:p>
          </table:table-cell>
          <table:table-cell office:value-type="float" office:value="53199" calcext:value-type="float">
            <text:p>53199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www.worldometers.info/world-population/faeroe-islands-population/" xlink:type="simple">Faeroe Islands</text:a></text:p>
          </table:table-cell>
          <table:table-cell office:value-type="float" office:value="48863" calcext:value-type="float">
            <text:p>48863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396" calcext:value-type="float">
            <text:p>1396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www.worldometers.info/world-population/sint-maarten-population/" xlink:type="simple">Sint Maarten</text:a></text:p>
          </table:table-cell>
          <table:table-cell office:value-type="float" office:value="42876" calcext:value-type="float">
            <text:p>42876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www.worldometers.info/world-population/monaco-population/" xlink:type="simple">Monaco</text:a></text:p>
          </table:table-cell>
          <table:table-cell office:value-type="float" office:value="39242" calcext:value-type="float">
            <text:p>39242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337" calcext:value-type="float">
            <text:p>26337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www.worldometers.info/world-population/turks-and-caicos-islands-population/" xlink:type="simple">Turks and Caicos</text:a></text:p>
          </table:table-cell>
          <table:table-cell office:value-type="float" office:value="38717" calcext:value-type="float">
            <text:p>38717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www.worldometers.info/world-population/saint-martin-population/" xlink:type="simple">Saint Martin</text:a></text:p>
          </table:table-cell>
          <table:table-cell office:value-type="float" office:value="38666" calcext:value-type="float">
            <text:p>38666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www.worldometers.info/world-population/liechtenstein-population/" xlink:type="simple">Liechtenstein</text:a></text:p>
          </table:table-cell>
          <table:table-cell office:value-type="float" office:value="38128" calcext:value-type="float">
            <text:p>38128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www.worldometers.info/world-population/san-marino-population/" xlink:type="simple">San Marino</text:a></text:p>
          </table:table-cell>
          <table:table-cell office:value-type="float" office:value="33931" calcext:value-type="float">
            <text:p>33931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www.worldometers.info/world-population/gibraltar-population/" xlink:type="simple">Gibraltar</text:a></text:p>
          </table:table-cell>
          <table:table-cell office:value-type="float" office:value="33691" calcext:value-type="float">
            <text:p>33691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369" calcext:value-type="float">
            <text:p>3369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www.worldometers.info/world-population/british-virgin-islands-population/" xlink:type="simple">British Virgin Islands</text:a></text:p>
          </table:table-cell>
          <table:table-cell office:value-type="float" office:value="30231" calcext:value-type="float">
            <text:p>30231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www.worldometers.info/world-population/caribbean-netherlands-population/" xlink:type="simple">Caribbean Netherlands</text:a></text:p>
          </table:table-cell>
          <table:table-cell office:value-type="float" office:value="26223" calcext:value-type="float">
            <text:p>2622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www.worldometers.info/world-population/palau-population/" xlink:type="simple">Palau</text:a></text:p>
          </table:table-cell>
          <table:table-cell office:value-type="float" office:value="18094" calcext:value-type="float">
            <text:p>18094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www.worldometers.info/world-population/cook-islands-population/" xlink:type="simple">Cook Islands</text:a></text:p>
          </table:table-cell>
          <table:table-cell office:value-type="float" office:value="17564" calcext:value-type="float">
            <text:p>17564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www.worldometers.info/world-population/anguilla-population/" xlink:type="simple">Anguilla</text:a>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www.worldometers.info/world-population/tuvalu-population/" xlink:type="simple">Tuvalu</text:a>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www.worldometers.info/world-population/wallis-and-futuna-islands-population/" xlink:type="simple">Wallis &amp; Futuna</text:a>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www.worldometers.info/world-population/nauru-population/" xlink:type="simple">Nauru</text:a></text:p>
          </table:table-cell>
          <table:table-cell office:value-type="float" office:value="10824" calcext:value-type="float">
            <text:p>10824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www.worldometers.info/world-population/saint-barthelemy-population/" xlink:type="simple">Saint Barthelemy</text:a>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www.worldometers.info/world-population/saint-helena-population/" xlink:type="simple">Saint Helena</text:a>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www.worldometers.info/world-population/saint-pierre-and-miquelon-population/" xlink:type="simple">Saint Pierre &amp; Miquelon</text:a>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www.worldometers.info/world-population/montserrat-population/" xlink:type="simple">Montserrat</text:a>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www.worldometers.info/world-population/falkland-islands-malvinas-population/" xlink:type="simple">Falkland Islands</text:a>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170" calcext:value-type="float">
            <text:p>1217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www.worldometers.info/world-population/niue-population/" xlink:type="simple">Niue</text:a>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www.worldometers.info/world-population/tokelau-population/" xlink:type="simple">Tokelau</text:a>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www.worldometers.info/world-population/holy-see-population/" xlink:type="simple">Holy See</text:a>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2" office:value-type="string" calcext:value-type="string">
            <text:p>N.A.</text:p>
          </table:table-cell>
          <table:table-cell table:style-name="ce2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21:02:59.847832245</meta:creation-date>
    <dc:date>2020-06-07T21:03:28.216347546</dc:date>
    <meta:editing-duration>PT28S</meta:editing-duration>
    <meta:editing-cycles>1</meta:editing-cycles>
    <meta:document-statistic meta:table-count="1" meta:cell-count="2798" meta:object-count="0"/>
    <meta:generator>LibreOffice/6.0.7.3$Linux_X86_64 LibreOffice_project/00m0$Build-3</meta:generator>
  </office:meta>
</office:document-meta>
</file>